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5.482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11.12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7.225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6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699cm"/>
    </style:style>
    <style:style style:name="co19" style:family="table-column">
      <style:table-column-properties fo:break-before="auto" style:column-width="1.489cm"/>
    </style:style>
    <style:style style:name="co20" style:family="table-column">
      <style:table-column-properties fo:break-before="auto" style:column-width="5.306cm"/>
    </style:style>
    <style:style style:name="co21" style:family="table-column">
      <style:table-column-properties fo:break-before="auto" style:column-width="2.489cm"/>
    </style:style>
    <style:style style:name="co22" style:family="table-column">
      <style:table-column-properties fo:break-before="auto" style:column-width="7.096cm"/>
    </style:style>
    <style:style style:name="co23" style:family="table-column">
      <style:table-column-properties fo:break-before="auto" style:column-width="2.147cm"/>
    </style:style>
    <style:style style:name="co24" style:family="table-column">
      <style:table-column-properties fo:break-before="auto" style:column-width="1.699cm"/>
    </style:style>
    <style:style style:name="co25" style:family="table-column">
      <style:table-column-properties fo:break-before="auto" style:column-width="1.595cm"/>
    </style:style>
    <style:style style:name="co26" style:family="table-column">
      <style:table-column-properties fo:break-before="auto" style:column-width="2.621cm"/>
    </style:style>
    <style:style style:name="co27" style:family="table-column">
      <style:table-column-properties fo:break-before="auto" style:column-width="1.147cm"/>
    </style:style>
    <style:style style:name="co28" style:family="table-column">
      <style:table-column-properties fo:break-before="auto" style:column-width="1.857cm"/>
    </style:style>
    <style:style style:name="co29" style:family="table-column">
      <style:table-column-properties fo:break-before="auto" style:column-width="2.014cm"/>
    </style:style>
    <style:style style:name="co30" style:family="table-column">
      <style:table-column-properties fo:break-before="auto" style:column-width="1.884cm"/>
    </style:style>
    <style:style style:name="co31" style:family="table-column">
      <style:table-column-properties fo:break-before="auto" style:column-width="6.99cm"/>
    </style:style>
    <style:style style:name="co32" style:family="table-column">
      <style:table-column-properties fo:break-before="auto" style:column-width="1.515cm"/>
    </style:style>
    <style:style style:name="co33" style:family="table-column">
      <style:table-column-properties fo:break-before="auto" style:column-width="1.568cm"/>
    </style:style>
    <style:style style:name="co34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 sveltek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78894939571" calcext:value-type="float">
            <text:p>167889493957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jp@gc - 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737" calcext:value-type="float">
            <text:p>57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0405" calcext:value-type="float">
            <text:p>167889494040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913" calcext:value-type="float">
            <text:p>10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0740" calcext:value-type="float">
            <text:p>167889494074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0042" calcext:value-type="float">
            <text:p>1678894940042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jp@gc - 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904" calcext:value-type="float">
            <text:p>109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1033" calcext:value-type="float">
            <text:p>167889494103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1073" calcext:value-type="float">
            <text:p>167889494107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913" calcext:value-type="float">
            <text:p>10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0610" calcext:value-type="float">
            <text:p>167889494061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jp@gc - 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737" calcext:value-type="float">
            <text:p>57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1312" calcext:value-type="float">
            <text:p>167889494131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78894941610" calcext:value-type="float">
            <text:p>16788949416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able to locate element: a[href="/app/account"]</text:p>
            <text:p>For documentation on this error, please visit: http://seleniumhq.org/exceptions/no_such_element.html</text:p>
            <text:p>Build info: version: '3.14.0', revision: 'aacccce0', time: '2018-08-02T20:19:58.91Z'</text:p>
            <text:p>System info: host: 'bthomas-XPS13', ip: '127.0.1.1', os.name: 'Linux', os.arch: 'amd64', os.version: '5.15.0-67-generic', java.version: '11.0.18'</text:p>
            <text:p>Driver info: org.openqa.selenium.firefox.FirefoxDriver</text:p>
            <text:p>Capabilities {acceptInsecureCerts: false, browserName: firefox, browserVersion: 111.0, javascriptEnabled: true, moz:accessibilityChecks: false, moz:buildID: 20230309232128, moz:geckodriverVersion: 0.32.2, moz:headless: false, moz:platformVersion: 5.15.0-67-generic, moz:processID: 27116, moz:profile: /tmp/rust_mozprofileUY9dES, moz:shutdownTimeout: 60000, moz:useNonSpecCompliantPointerOrigin: false, moz:webdriverClick: true, moz:windowless: false, pageLoadStrategy: normal, platform: LINUX, platformName: LINUX, proxy: Proxy(direct), setWindowRect: true, strictFileInteractability: false, timeouts: {implicit: 0, pageLoad: 300000, script: 30000}, unhandledPromptBehavior: dismiss and notify}</text:p>
            <text:p>Session ID: 4900dae7-f9db-462e-a6d4-8e68efc3bd0c</text:p>
            <text:p>*** Element info: {Using=css selector, value=a[href="/app/account"]}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030" calcext:value-type="float">
            <text:p>40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0863" calcext:value-type="float">
            <text:p>167889494086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jp@gc - 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737" calcext:value-type="float">
            <text:p>57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1386" calcext:value-type="float">
            <text:p>167889494138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78894941643" calcext:value-type="float">
            <text:p>16788949416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able to locate element: a[href="/app/account/aliases"]</text:p>
            <text:p>For documentation on this error, please visit: http://seleniumhq.org/exceptions/no_such_element.html</text:p>
            <text:p>Build info: version: '3.14.0', revision: 'aacccce0', time: '2018-08-02T20:19:58.91Z'</text:p>
            <text:p>System info: host: 'bthomas-XPS13', ip: '127.0.1.1', os.name: 'Linux', os.arch: 'amd64', os.version: '5.15.0-67-generic', java.version: '11.0.18'</text:p>
            <text:p>Driver info: org.openqa.selenium.firefox.FirefoxDriver</text:p>
            <text:p>Capabilities {acceptInsecureCerts: false, browserName: firefox, browserVersion: 111.0, javascriptEnabled: true, moz:accessibilityChecks: false, moz:buildID: 20230309232128, moz:geckodriverVersion: 0.32.2, moz:headless: false, moz:platformVersion: 5.15.0-67-generic, moz:processID: 27116, moz:profile: /tmp/rust_mozprofileUY9dES, moz:shutdownTimeout: 60000, moz:useNonSpecCompliantPointerOrigin: false, moz:webdriverClick: true, moz:windowless: false, pageLoadStrategy: normal, platform: LINUX, platformName: LINUX, proxy: Proxy(direct), setWindowRect: true, strictFileInteractability: false, timeouts: {implicit: 0, pageLoad: 300000, script: 30000}, unhandledPromptBehavior: dismiss and notify}</text:p>
            <text:p>Session ID: 4900dae7-f9db-462e-a6d4-8e68efc3bd0c</text:p>
            <text:p>*** Element info: {Using=css selector, value=a[href="/app/account/aliases"]}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046" calcext:value-type="float">
            <text:p>40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1626" calcext:value-type="float">
            <text:p>167889494162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1704" calcext:value-type="float">
            <text:p>167889494170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913" calcext:value-type="float">
            <text:p>10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1692" calcext:value-type="float">
            <text:p>167889494169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1694" calcext:value-type="float">
            <text:p>167889494169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913" calcext:value-type="float">
            <text:p>10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1922" calcext:value-type="float">
            <text:p>167889494192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2048" calcext:value-type="float">
            <text:p>167889494204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2042" calcext:value-type="float">
            <text:p>167889494204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2048" calcext:value-type="float">
            <text:p>167889494204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2193" calcext:value-type="float">
            <text:p>167889494219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2358" calcext:value-type="float">
            <text:p>167889494235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2365" calcext:value-type="float">
            <text:p>167889494236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2359" calcext:value-type="float">
            <text:p>167889494235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2456" calcext:value-type="float">
            <text:p>167889494245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2692" calcext:value-type="float">
            <text:p>167889494269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2692" calcext:value-type="float">
            <text:p>167889494269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2723" calcext:value-type="float">
            <text:p>167889494272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2763" calcext:value-type="float">
            <text:p>167889494276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3032" calcext:value-type="float">
            <text:p>167889494303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3033" calcext:value-type="float">
            <text:p>167889494303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3058" calcext:value-type="float">
            <text:p>167889494305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3080" calcext:value-type="float">
            <text:p>167889494308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3371" calcext:value-type="float">
            <text:p>167889494337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3373" calcext:value-type="float">
            <text:p>167889494337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3385" calcext:value-type="float">
            <text:p>167889494338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3403" calcext:value-type="float">
            <text:p>1678894943403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3712" calcext:value-type="float">
            <text:p>167889494371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3713" calcext:value-type="float">
            <text:p>167889494371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3732" calcext:value-type="float">
            <text:p>167889494373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3721" calcext:value-type="float">
            <text:p>167889494372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4056" calcext:value-type="float">
            <text:p>167889494405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4056" calcext:value-type="float">
            <text:p>167889494405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4077" calcext:value-type="float">
            <text:p>167889494407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4075" calcext:value-type="float">
            <text:p>167889494407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4405" calcext:value-type="float">
            <text:p>167889494440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4403" calcext:value-type="float">
            <text:p>1678894944403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4425" calcext:value-type="float">
            <text:p>1678894944425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4425" calcext:value-type="float">
            <text:p>167889494442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4745" calcext:value-type="float">
            <text:p>167889494474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4747" calcext:value-type="float">
            <text:p>167889494474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4759" calcext:value-type="float">
            <text:p>167889494475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4763" calcext:value-type="float">
            <text:p>167889494476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5089" calcext:value-type="float">
            <text:p>167889494508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5092" calcext:value-type="float">
            <text:p>167889494509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5105" calcext:value-type="float">
            <text:p>167889494510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5103" calcext:value-type="float">
            <text:p>167889494510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5428" calcext:value-type="float">
            <text:p>167889494542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5437" calcext:value-type="float">
            <text:p>167889494543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5450" calcext:value-type="float">
            <text:p>167889494545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5466" calcext:value-type="float">
            <text:p>167889494546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5768" calcext:value-type="float">
            <text:p>1678894945768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5766" calcext:value-type="float">
            <text:p>16788949457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5784" calcext:value-type="float">
            <text:p>167889494578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5776" calcext:value-type="float">
            <text:p>167889494577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6113" calcext:value-type="float">
            <text:p>167889494611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6120" calcext:value-type="float">
            <text:p>167889494612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6117" calcext:value-type="float">
            <text:p>167889494611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6158" calcext:value-type="float">
            <text:p>16788949461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6423" calcext:value-type="float">
            <text:p>1678894946423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6475" calcext:value-type="float">
            <text:p>1678894946475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6475" calcext:value-type="float">
            <text:p>167889494647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6446" calcext:value-type="float">
            <text:p>1678894946446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6728" calcext:value-type="float">
            <text:p>167889494672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6742" calcext:value-type="float">
            <text:p>167889494674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6742" calcext:value-type="float">
            <text:p>167889494674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6798" calcext:value-type="float">
            <text:p>167889494679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7032" calcext:value-type="float">
            <text:p>167889494703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7041" calcext:value-type="float">
            <text:p>167889494704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7041" calcext:value-type="float">
            <text:p>167889494704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7057" calcext:value-type="float">
            <text:p>167889494705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7280" calcext:value-type="float">
            <text:p>167889494728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7304" calcext:value-type="float">
            <text:p>16788949473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7304" calcext:value-type="float">
            <text:p>167889494730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7322" calcext:value-type="float">
            <text:p>167889494732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7582" calcext:value-type="float">
            <text:p>167889494758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7611" calcext:value-type="float">
            <text:p>167889494761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7635" calcext:value-type="float">
            <text:p>167889494763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7611" calcext:value-type="float">
            <text:p>167889494761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7901" calcext:value-type="float">
            <text:p>167889494790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7980" calcext:value-type="float">
            <text:p>16788949479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7960" calcext:value-type="float">
            <text:p>167889494796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7986" calcext:value-type="float">
            <text:p>167889494798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8237" calcext:value-type="float">
            <text:p>1678894948237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8288" calcext:value-type="float">
            <text:p>167889494828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8288" calcext:value-type="float">
            <text:p>167889494828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8301" calcext:value-type="float">
            <text:p>167889494830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8573" calcext:value-type="float">
            <text:p>1678894948573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8610" calcext:value-type="float">
            <text:p>167889494861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8601" calcext:value-type="float">
            <text:p>167889494860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8619" calcext:value-type="float">
            <text:p>167889494861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8906" calcext:value-type="float">
            <text:p>167889494890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8954" calcext:value-type="float">
            <text:p>167889494895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8957" calcext:value-type="float">
            <text:p>167889494895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8957" calcext:value-type="float">
            <text:p>167889494895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9245" calcext:value-type="float">
            <text:p>167889494924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9278" calcext:value-type="float">
            <text:p>167889494927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9285" calcext:value-type="float">
            <text:p>167889494928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9270" calcext:value-type="float">
            <text:p>167889494927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9606" calcext:value-type="float">
            <text:p>1678894949606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9616" calcext:value-type="float">
            <text:p>167889494961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9621" calcext:value-type="float">
            <text:p>167889494962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9642" calcext:value-type="float">
            <text:p>167889494964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9936" calcext:value-type="float">
            <text:p>167889494993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9949" calcext:value-type="float">
            <text:p>167889494994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9937" calcext:value-type="float">
            <text:p>167889494993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49963" calcext:value-type="float">
            <text:p>167889494996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0279" calcext:value-type="float">
            <text:p>167889495027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0287" calcext:value-type="float">
            <text:p>167889495028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0300" calcext:value-type="float">
            <text:p>167889495030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0289" calcext:value-type="float">
            <text:p>167889495028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0587" calcext:value-type="float">
            <text:p>1678894950587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0609" calcext:value-type="float">
            <text:p>167889495060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0620" calcext:value-type="float">
            <text:p>167889495062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0592" calcext:value-type="float">
            <text:p>167889495059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0924" calcext:value-type="float">
            <text:p>167889495092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0932" calcext:value-type="float">
            <text:p>167889495093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0933" calcext:value-type="float">
            <text:p>167889495093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0917" calcext:value-type="float">
            <text:p>167889495091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1226" calcext:value-type="float">
            <text:p>167889495122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1238" calcext:value-type="float">
            <text:p>167889495123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1241" calcext:value-type="float">
            <text:p>167889495124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1327" calcext:value-type="float">
            <text:p>167889495132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1559" calcext:value-type="float">
            <text:p>167889495155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1569" calcext:value-type="float">
            <text:p>1678894951569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1576" calcext:value-type="float">
            <text:p>167889495157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1635" calcext:value-type="float">
            <text:p>167889495163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1899" calcext:value-type="float">
            <text:p>1678894951899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1900" calcext:value-type="float">
            <text:p>167889495190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1952" calcext:value-type="float">
            <text:p>167889495195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1915" calcext:value-type="float">
            <text:p>1678894951915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2235" calcext:value-type="float">
            <text:p>167889495223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2231" calcext:value-type="float">
            <text:p>16788949522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2331" calcext:value-type="float">
            <text:p>167889495233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2334" calcext:value-type="float">
            <text:p>167889495233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2619" calcext:value-type="float">
            <text:p>167889495261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2680" calcext:value-type="float">
            <text:p>167889495268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2687" calcext:value-type="float">
            <text:p>167889495268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2691" calcext:value-type="float">
            <text:p>167889495269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2982" calcext:value-type="float">
            <text:p>1678894952982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2997" calcext:value-type="float">
            <text:p>167889495299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2994" calcext:value-type="float">
            <text:p>167889495299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3003" calcext:value-type="float">
            <text:p>167889495300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3342" calcext:value-type="float">
            <text:p>167889495334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3328" calcext:value-type="float">
            <text:p>167889495332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3342" calcext:value-type="float">
            <text:p>167889495334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3390" calcext:value-type="float">
            <text:p>167889495339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3689" calcext:value-type="float">
            <text:p>167889495368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3697" calcext:value-type="float">
            <text:p>167889495369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3694" calcext:value-type="float">
            <text:p>167889495369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3721" calcext:value-type="float">
            <text:p>167889495372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4026" calcext:value-type="float">
            <text:p>167889495402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4023" calcext:value-type="float">
            <text:p>167889495402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4029" calcext:value-type="float">
            <text:p>1678894954029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4046" calcext:value-type="float">
            <text:p>167889495404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4393" calcext:value-type="float">
            <text:p>167889495439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4379" calcext:value-type="float">
            <text:p>167889495437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4399" calcext:value-type="float">
            <text:p>167889495439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4415" calcext:value-type="float">
            <text:p>167889495441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4691" calcext:value-type="float">
            <text:p>167889495469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4692" calcext:value-type="float">
            <text:p>167889495469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4697" calcext:value-type="float">
            <text:p>167889495469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4704" calcext:value-type="float">
            <text:p>167889495470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5011" calcext:value-type="float">
            <text:p>167889495501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5009" calcext:value-type="float">
            <text:p>167889495500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5030" calcext:value-type="float">
            <text:p>167889495503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5037" calcext:value-type="float">
            <text:p>167889495503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5345" calcext:value-type="float">
            <text:p>1678894955345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5346" calcext:value-type="float">
            <text:p>167889495534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5367" calcext:value-type="float">
            <text:p>167889495536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5383" calcext:value-type="float">
            <text:p>167889495538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5621" calcext:value-type="float">
            <text:p>167889495562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5629" calcext:value-type="float">
            <text:p>167889495562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5642" calcext:value-type="float">
            <text:p>1678894955642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5666" calcext:value-type="float">
            <text:p>167889495566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5865" calcext:value-type="float">
            <text:p>167889495586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5873" calcext:value-type="float">
            <text:p>167889495587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5902" calcext:value-type="float">
            <text:p>167889495590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5920" calcext:value-type="float">
            <text:p>167889495592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6156" calcext:value-type="float">
            <text:p>167889495615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6171" calcext:value-type="float">
            <text:p>167889495617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6216" calcext:value-type="float">
            <text:p>167889495621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6204" calcext:value-type="float">
            <text:p>167889495620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6514" calcext:value-type="float">
            <text:p>167889495651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6529" calcext:value-type="float">
            <text:p>1678894956529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6498" calcext:value-type="float">
            <text:p>167889495649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6529" calcext:value-type="float">
            <text:p>167889495652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6825" calcext:value-type="float">
            <text:p>167889495682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6833" calcext:value-type="float">
            <text:p>167889495683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6837" calcext:value-type="float">
            <text:p>167889495683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6837" calcext:value-type="float">
            <text:p>167889495683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7166" calcext:value-type="float">
            <text:p>167889495716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7172" calcext:value-type="float">
            <text:p>167889495717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7172" calcext:value-type="float">
            <text:p>167889495717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7186" calcext:value-type="float">
            <text:p>167889495718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7502" calcext:value-type="float">
            <text:p>167889495750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7552" calcext:value-type="float">
            <text:p>167889495755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7544" calcext:value-type="float">
            <text:p>167889495754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7516" calcext:value-type="float">
            <text:p>1678894957516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7842" calcext:value-type="float">
            <text:p>167889495784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7870" calcext:value-type="float">
            <text:p>167889495787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7886" calcext:value-type="float">
            <text:p>167889495788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7875" calcext:value-type="float">
            <text:p>167889495787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8128" calcext:value-type="float">
            <text:p>167889495812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8156" calcext:value-type="float">
            <text:p>167889495815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8170" calcext:value-type="float">
            <text:p>167889495817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8173" calcext:value-type="float">
            <text:p>167889495817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8407" calcext:value-type="float">
            <text:p>167889495840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8424" calcext:value-type="float">
            <text:p>167889495842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8431" calcext:value-type="float">
            <text:p>167889495843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8434" calcext:value-type="float">
            <text:p>167889495843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8713" calcext:value-type="float">
            <text:p>167889495871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8743" calcext:value-type="float">
            <text:p>167889495874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8734" calcext:value-type="float">
            <text:p>167889495873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8749" calcext:value-type="float">
            <text:p>167889495874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9027" calcext:value-type="float">
            <text:p>167889495902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9030" calcext:value-type="float">
            <text:p>167889495903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9067" calcext:value-type="float">
            <text:p>167889495906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9032" calcext:value-type="float">
            <text:p>167889495903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9353" calcext:value-type="float">
            <text:p>1678894959353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9342" calcext:value-type="float">
            <text:p>167889495934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9375" calcext:value-type="float">
            <text:p>167889495937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9382" calcext:value-type="float">
            <text:p>167889495938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9675" calcext:value-type="float">
            <text:p>167889495967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9673" calcext:value-type="float">
            <text:p>167889495967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9689" calcext:value-type="float">
            <text:p>1678894959689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59696" calcext:value-type="float">
            <text:p>1678894959696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0015" calcext:value-type="float">
            <text:p>167889496001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0013" calcext:value-type="float">
            <text:p>1678894960013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0015" calcext:value-type="float">
            <text:p>167889496001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0031" calcext:value-type="float">
            <text:p>16788949600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0355" calcext:value-type="float">
            <text:p>167889496035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0355" calcext:value-type="float">
            <text:p>167889496035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0356" calcext:value-type="float">
            <text:p>167889496035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0385" calcext:value-type="float">
            <text:p>167889496038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0702" calcext:value-type="float">
            <text:p>167889496070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0708" calcext:value-type="float">
            <text:p>167889496070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0722" calcext:value-type="float">
            <text:p>167889496072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0702" calcext:value-type="float">
            <text:p>167889496070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1044" calcext:value-type="float">
            <text:p>167889496104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1063" calcext:value-type="float">
            <text:p>167889496106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1065" calcext:value-type="float">
            <text:p>167889496106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1071" calcext:value-type="float">
            <text:p>167889496107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1384" calcext:value-type="float">
            <text:p>167889496138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1405" calcext:value-type="float">
            <text:p>167889496140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1405" calcext:value-type="float">
            <text:p>167889496140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1412" calcext:value-type="float">
            <text:p>167889496141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1726" calcext:value-type="float">
            <text:p>167889496172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1759" calcext:value-type="float">
            <text:p>167889496175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1762" calcext:value-type="float">
            <text:p>167889496176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1770" calcext:value-type="float">
            <text:p>167889496177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2127" calcext:value-type="float">
            <text:p>167889496212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2143" calcext:value-type="float">
            <text:p>167889496214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2141" calcext:value-type="float">
            <text:p>167889496214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2147" calcext:value-type="float">
            <text:p>167889496214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2462" calcext:value-type="float">
            <text:p>167889496246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2468" calcext:value-type="float">
            <text:p>167889496246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2469" calcext:value-type="float">
            <text:p>1678894962469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2470" calcext:value-type="float">
            <text:p>167889496247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2817" calcext:value-type="float">
            <text:p>167889496281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2811" calcext:value-type="float">
            <text:p>167889496281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2818" calcext:value-type="float">
            <text:p>167889496281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2817" calcext:value-type="float">
            <text:p>167889496281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3160" calcext:value-type="float">
            <text:p>167889496316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3165" calcext:value-type="float">
            <text:p>167889496316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3170" calcext:value-type="float">
            <text:p>167889496317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3170" calcext:value-type="float">
            <text:p>167889496317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3517" calcext:value-type="float">
            <text:p>167889496351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3508" calcext:value-type="float">
            <text:p>1678894963508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3523" calcext:value-type="float">
            <text:p>167889496352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3522" calcext:value-type="float">
            <text:p>167889496352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3852" calcext:value-type="float">
            <text:p>167889496385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3849" calcext:value-type="float">
            <text:p>167889496384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3852" calcext:value-type="float">
            <text:p>167889496385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3843" calcext:value-type="float">
            <text:p>167889496384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4174" calcext:value-type="float">
            <text:p>167889496417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4174" calcext:value-type="float">
            <text:p>167889496417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4176" calcext:value-type="float">
            <text:p>167889496417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4183" calcext:value-type="float">
            <text:p>167889496418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4478" calcext:value-type="float">
            <text:p>1678894964478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4486" calcext:value-type="float">
            <text:p>167889496448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4486" calcext:value-type="float">
            <text:p>167889496448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4501" calcext:value-type="float">
            <text:p>167889496450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4812" calcext:value-type="float">
            <text:p>167889496481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4830" calcext:value-type="float">
            <text:p>167889496483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4832" calcext:value-type="float">
            <text:p>167889496483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4832" calcext:value-type="float">
            <text:p>167889496483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5146" calcext:value-type="float">
            <text:p>167889496514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5172" calcext:value-type="float">
            <text:p>1678894965172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5186" calcext:value-type="float">
            <text:p>167889496518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5181" calcext:value-type="float">
            <text:p>167889496518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5482" calcext:value-type="float">
            <text:p>1678894965482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5510" calcext:value-type="float">
            <text:p>16788949655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5519" calcext:value-type="float">
            <text:p>1678894965519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5517" calcext:value-type="float">
            <text:p>167889496551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5824" calcext:value-type="float">
            <text:p>167889496582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5866" calcext:value-type="float">
            <text:p>167889496586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5867" calcext:value-type="float">
            <text:p>167889496586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5866" calcext:value-type="float">
            <text:p>167889496586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6171" calcext:value-type="float">
            <text:p>167889496617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6196" calcext:value-type="float">
            <text:p>167889496619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6193" calcext:value-type="float">
            <text:p>16788949661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6196" calcext:value-type="float">
            <text:p>167889496619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6527" calcext:value-type="float">
            <text:p>167889496652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6543" calcext:value-type="float">
            <text:p>1678894966543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6550" calcext:value-type="float">
            <text:p>167889496655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6549" calcext:value-type="float">
            <text:p>167889496654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6859" calcext:value-type="float">
            <text:p>167889496685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6879" calcext:value-type="float">
            <text:p>167889496687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6888" calcext:value-type="float">
            <text:p>167889496688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6888" calcext:value-type="float">
            <text:p>167889496688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7190" calcext:value-type="float">
            <text:p>167889496719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7222" calcext:value-type="float">
            <text:p>167889496722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7242" calcext:value-type="float">
            <text:p>167889496724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7232" calcext:value-type="float">
            <text:p>167889496723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7541" calcext:value-type="float">
            <text:p>167889496754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7573" calcext:value-type="float">
            <text:p>1678894967573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7581" calcext:value-type="float">
            <text:p>167889496758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7588" calcext:value-type="float">
            <text:p>167889496758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7872" calcext:value-type="float">
            <text:p>167889496787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7888" calcext:value-type="float">
            <text:p>167889496788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7896" calcext:value-type="float">
            <text:p>167889496789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7907" calcext:value-type="float">
            <text:p>167889496790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8208" calcext:value-type="float">
            <text:p>167889496820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8253" calcext:value-type="float">
            <text:p>167889496825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8244" calcext:value-type="float">
            <text:p>167889496824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8264" calcext:value-type="float">
            <text:p>1678894968264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8553" calcext:value-type="float">
            <text:p>1678894968553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8572" calcext:value-type="float">
            <text:p>167889496857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8585" calcext:value-type="float">
            <text:p>167889496858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8579" calcext:value-type="float">
            <text:p>167889496857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8883" calcext:value-type="float">
            <text:p>167889496888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8897" calcext:value-type="float">
            <text:p>167889496889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8909" calcext:value-type="float">
            <text:p>167889496890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8920" calcext:value-type="float">
            <text:p>167889496892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9224" calcext:value-type="float">
            <text:p>167889496922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9254" calcext:value-type="float">
            <text:p>167889496925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9250" calcext:value-type="float">
            <text:p>167889496925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9291" calcext:value-type="float">
            <text:p>167889496929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9563" calcext:value-type="float">
            <text:p>167889496956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9591" calcext:value-type="float">
            <text:p>167889496959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9607" calcext:value-type="float">
            <text:p>16788949696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9588" calcext:value-type="float">
            <text:p>167889496958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9919" calcext:value-type="float">
            <text:p>167889496991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9926" calcext:value-type="float">
            <text:p>167889496992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9994" calcext:value-type="float">
            <text:p>1678894969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69996" calcext:value-type="float">
            <text:p>167889496999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0350" calcext:value-type="float">
            <text:p>167889497035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0355" calcext:value-type="float">
            <text:p>167889497035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0351" calcext:value-type="float">
            <text:p>167889497035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0358" calcext:value-type="float">
            <text:p>16788949703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0663" calcext:value-type="float">
            <text:p>167889497066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0669" calcext:value-type="float">
            <text:p>1678894970669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0673" calcext:value-type="float">
            <text:p>167889497067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0670" calcext:value-type="float">
            <text:p>167889497067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1013" calcext:value-type="float">
            <text:p>167889497101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1017" calcext:value-type="float">
            <text:p>167889497101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1020" calcext:value-type="float">
            <text:p>167889497102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1026" calcext:value-type="float">
            <text:p>167889497102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1360" calcext:value-type="float">
            <text:p>167889497136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1361" calcext:value-type="float">
            <text:p>167889497136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1363" calcext:value-type="float">
            <text:p>1678894971363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1384" calcext:value-type="float">
            <text:p>167889497138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1701" calcext:value-type="float">
            <text:p>167889497170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1701" calcext:value-type="float">
            <text:p>167889497170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1699" calcext:value-type="float">
            <text:p>1678894971699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1722" calcext:value-type="float">
            <text:p>1678894971722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2038" calcext:value-type="float">
            <text:p>167889497203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2045" calcext:value-type="float">
            <text:p>16788949720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2043" calcext:value-type="float">
            <text:p>167889497204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2082" calcext:value-type="float">
            <text:p>1678894972082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2380" calcext:value-type="float">
            <text:p>167889497238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2385" calcext:value-type="float">
            <text:p>167889497238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2385" calcext:value-type="float">
            <text:p>167889497238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2424" calcext:value-type="float">
            <text:p>167889497242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2728" calcext:value-type="float">
            <text:p>1678894972728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2722" calcext:value-type="float">
            <text:p>167889497272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2730" calcext:value-type="float">
            <text:p>167889497273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2766" calcext:value-type="float">
            <text:p>167889497276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3067" calcext:value-type="float">
            <text:p>167889497306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3071" calcext:value-type="float">
            <text:p>167889497307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3079" calcext:value-type="float">
            <text:p>167889497307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3110" calcext:value-type="float">
            <text:p>167889497311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3418" calcext:value-type="float">
            <text:p>16788949734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3418" calcext:value-type="float">
            <text:p>167889497341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3444" calcext:value-type="float">
            <text:p>1678894973444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3469" calcext:value-type="float">
            <text:p>1678894973469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3753" calcext:value-type="float">
            <text:p>167889497375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3753" calcext:value-type="float">
            <text:p>167889497375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3781" calcext:value-type="float">
            <text:p>167889497378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3795" calcext:value-type="float">
            <text:p>167889497379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4106" calcext:value-type="float">
            <text:p>167889497410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4108" calcext:value-type="float">
            <text:p>167889497410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4127" calcext:value-type="float">
            <text:p>1678894974127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4134" calcext:value-type="float">
            <text:p>167889497413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4470" calcext:value-type="float">
            <text:p>167889497447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4465" calcext:value-type="float">
            <text:p>1678894974465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4462" calcext:value-type="float">
            <text:p>167889497446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4456" calcext:value-type="float">
            <text:p>167889497445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4797" calcext:value-type="float">
            <text:p>167889497479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4794" calcext:value-type="float">
            <text:p>167889497479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4799" calcext:value-type="float">
            <text:p>167889497479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4800" calcext:value-type="float">
            <text:p>167889497480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5141" calcext:value-type="float">
            <text:p>167889497514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5146" calcext:value-type="float">
            <text:p>167889497514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5146" calcext:value-type="float">
            <text:p>167889497514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5152" calcext:value-type="float">
            <text:p>167889497515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5496" calcext:value-type="float">
            <text:p>167889497549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5499" calcext:value-type="float">
            <text:p>167889497549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5498" calcext:value-type="float">
            <text:p>167889497549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5492" calcext:value-type="float">
            <text:p>167889497549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5835" calcext:value-type="float">
            <text:p>167889497583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5847" calcext:value-type="float">
            <text:p>167889497584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5850" calcext:value-type="float">
            <text:p>16788949758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5860" calcext:value-type="float">
            <text:p>167889497586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6171" calcext:value-type="float">
            <text:p>167889497617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6191" calcext:value-type="float">
            <text:p>167889497619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6201" calcext:value-type="float">
            <text:p>167889497620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6202" calcext:value-type="float">
            <text:p>16788949762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6524" calcext:value-type="float">
            <text:p>167889497652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6541" calcext:value-type="float">
            <text:p>167889497654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6558" calcext:value-type="float">
            <text:p>167889497655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6558" calcext:value-type="float">
            <text:p>167889497655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6870" calcext:value-type="float">
            <text:p>167889497687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6883" calcext:value-type="float">
            <text:p>1678894976883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6896" calcext:value-type="float">
            <text:p>167889497689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6901" calcext:value-type="float">
            <text:p>16788949769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7214" calcext:value-type="float">
            <text:p>167889497721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7220" calcext:value-type="float">
            <text:p>167889497722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7214" calcext:value-type="float">
            <text:p>167889497721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7229" calcext:value-type="float">
            <text:p>1678894977229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7576" calcext:value-type="float">
            <text:p>167889497757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7577" calcext:value-type="float">
            <text:p>167889497757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7577" calcext:value-type="float">
            <text:p>167889497757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7584" calcext:value-type="float">
            <text:p>1678894977584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7899" calcext:value-type="float">
            <text:p>167889497789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7901" calcext:value-type="float">
            <text:p>167889497790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7899" calcext:value-type="float">
            <text:p>167889497789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7901" calcext:value-type="float">
            <text:p>167889497790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8252" calcext:value-type="float">
            <text:p>167889497825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8247" calcext:value-type="float">
            <text:p>167889497824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8254" calcext:value-type="float">
            <text:p>167889497825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8254" calcext:value-type="float">
            <text:p>167889497825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8547" calcext:value-type="float">
            <text:p>167889497854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8551" calcext:value-type="float">
            <text:p>167889497855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8546" calcext:value-type="float">
            <text:p>167889497854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8574" calcext:value-type="float">
            <text:p>167889497857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8918" calcext:value-type="float">
            <text:p>167889497891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8918" calcext:value-type="float">
            <text:p>167889497891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8918" calcext:value-type="float">
            <text:p>167889497891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8940" calcext:value-type="float">
            <text:p>167889497894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9251" calcext:value-type="float">
            <text:p>167889497925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9251" calcext:value-type="float">
            <text:p>167889497925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9249" calcext:value-type="float">
            <text:p>1678894979249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9271" calcext:value-type="float">
            <text:p>167889497927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9597" calcext:value-type="float">
            <text:p>167889497959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9605" calcext:value-type="float">
            <text:p>167889497960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9605" calcext:value-type="float">
            <text:p>167889497960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9626" calcext:value-type="float">
            <text:p>167889497962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9943" calcext:value-type="float">
            <text:p>167889497994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9949" calcext:value-type="float">
            <text:p>167889497994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9959" calcext:value-type="float">
            <text:p>1678894979959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79960" calcext:value-type="float">
            <text:p>167889497996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0283" calcext:value-type="float">
            <text:p>1678894980283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0293" calcext:value-type="float">
            <text:p>167889498029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0300" calcext:value-type="float">
            <text:p>167889498030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0316" calcext:value-type="float">
            <text:p>167889498031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0620" calcext:value-type="float">
            <text:p>16788949806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0641" calcext:value-type="float">
            <text:p>167889498064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0640" calcext:value-type="float">
            <text:p>167889498064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0663" calcext:value-type="float">
            <text:p>167889498066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0968" calcext:value-type="float">
            <text:p>167889498096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0982" calcext:value-type="float">
            <text:p>167889498098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0981" calcext:value-type="float">
            <text:p>167889498098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0999" calcext:value-type="float">
            <text:p>167889498099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1306" calcext:value-type="float">
            <text:p>167889498130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1329" calcext:value-type="float">
            <text:p>167889498132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1331" calcext:value-type="float">
            <text:p>167889498133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1342" calcext:value-type="float">
            <text:p>167889498134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1658" calcext:value-type="float">
            <text:p>1678894981658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1691" calcext:value-type="float">
            <text:p>167889498169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1681" calcext:value-type="float">
            <text:p>167889498168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1686" calcext:value-type="float">
            <text:p>16788949816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1998" calcext:value-type="float">
            <text:p>167889498199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2006" calcext:value-type="float">
            <text:p>1678894982006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2011" calcext:value-type="float">
            <text:p>167889498201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2011" calcext:value-type="float">
            <text:p>167889498201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2350" calcext:value-type="float">
            <text:p>167889498235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2354" calcext:value-type="float">
            <text:p>1678894982354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2358" calcext:value-type="float">
            <text:p>167889498235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2358" calcext:value-type="float">
            <text:p>167889498235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2699" calcext:value-type="float">
            <text:p>167889498269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2708" calcext:value-type="float">
            <text:p>1678894982708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2737" calcext:value-type="float">
            <text:p>167889498273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2715" calcext:value-type="float">
            <text:p>167889498271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3042" calcext:value-type="float">
            <text:p>167889498304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3044" calcext:value-type="float">
            <text:p>167889498304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3067" calcext:value-type="float">
            <text:p>167889498306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3068" calcext:value-type="float">
            <text:p>1678894983068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3379" calcext:value-type="float">
            <text:p>1678894983379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3379" calcext:value-type="float">
            <text:p>1678894983379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3403" calcext:value-type="float">
            <text:p>167889498340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3410" calcext:value-type="float">
            <text:p>16788949834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3733" calcext:value-type="float">
            <text:p>167889498373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3734" calcext:value-type="float">
            <text:p>167889498373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3742" calcext:value-type="float">
            <text:p>167889498374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3749" calcext:value-type="float">
            <text:p>167889498374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4073" calcext:value-type="float">
            <text:p>1678894984073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4077" calcext:value-type="float">
            <text:p>1678894984077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4073" calcext:value-type="float">
            <text:p>167889498407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4087" calcext:value-type="float">
            <text:p>167889498408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4413" calcext:value-type="float">
            <text:p>167889498441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4417" calcext:value-type="float">
            <text:p>1678894984417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4422" calcext:value-type="float">
            <text:p>167889498442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4417" calcext:value-type="float">
            <text:p>167889498441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4745" calcext:value-type="float">
            <text:p>167889498474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4759" calcext:value-type="float">
            <text:p>167889498475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4762" calcext:value-type="float">
            <text:p>167889498476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4766" calcext:value-type="float">
            <text:p>167889498476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5086" calcext:value-type="float">
            <text:p>167889498508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5110" calcext:value-type="float">
            <text:p>167889498511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5110" calcext:value-type="float">
            <text:p>16788949851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5110" calcext:value-type="float">
            <text:p>16788949851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5423" calcext:value-type="float">
            <text:p>167889498542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5458" calcext:value-type="float">
            <text:p>167889498545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5466" calcext:value-type="float">
            <text:p>167889498546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5466" calcext:value-type="float">
            <text:p>167889498546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5758" calcext:value-type="float">
            <text:p>1678894985758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5808" calcext:value-type="float">
            <text:p>167889498580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5813" calcext:value-type="float">
            <text:p>1678894985813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5819" calcext:value-type="float">
            <text:p>167889498581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6111" calcext:value-type="float">
            <text:p>167889498611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6130" calcext:value-type="float">
            <text:p>167889498613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6133" calcext:value-type="float">
            <text:p>167889498613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6143" calcext:value-type="float">
            <text:p>167889498614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6472" calcext:value-type="float">
            <text:p>167889498647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6472" calcext:value-type="float">
            <text:p>167889498647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6470" calcext:value-type="float">
            <text:p>167889498647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6496" calcext:value-type="float">
            <text:p>167889498649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6800" calcext:value-type="float">
            <text:p>167889498680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6796" calcext:value-type="float">
            <text:p>167889498679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6793" calcext:value-type="float">
            <text:p>1678894986793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6809" calcext:value-type="float">
            <text:p>167889498680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7105" calcext:value-type="float">
            <text:p>1678894987105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7110" calcext:value-type="float">
            <text:p>167889498711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7109" calcext:value-type="float">
            <text:p>167889498710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7126" calcext:value-type="float">
            <text:p>167889498712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7502" calcext:value-type="float">
            <text:p>167889498750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7502" calcext:value-type="float">
            <text:p>167889498750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7504" calcext:value-type="float">
            <text:p>167889498750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7509" calcext:value-type="float">
            <text:p>167889498750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7814" calcext:value-type="float">
            <text:p>1678894987814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7818" calcext:value-type="float">
            <text:p>167889498781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7826" calcext:value-type="float">
            <text:p>167889498782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7828" calcext:value-type="float">
            <text:p>167889498782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8162" calcext:value-type="float">
            <text:p>167889498816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8169" calcext:value-type="float">
            <text:p>167889498816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8169" calcext:value-type="float">
            <text:p>167889498816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8166" calcext:value-type="float">
            <text:p>1678894988166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8504" calcext:value-type="float">
            <text:p>167889498850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8522" calcext:value-type="float">
            <text:p>167889498852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8522" calcext:value-type="float">
            <text:p>167889498852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8514" calcext:value-type="float">
            <text:p>167889498851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8841" calcext:value-type="float">
            <text:p>167889498884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8864" calcext:value-type="float">
            <text:p>167889498886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8862" calcext:value-type="float">
            <text:p>167889498886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8869" calcext:value-type="float">
            <text:p>167889498886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9178" calcext:value-type="float">
            <text:p>1678894989178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9209" calcext:value-type="float">
            <text:p>167889498920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9208" calcext:value-type="float">
            <text:p>1678894989208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9209" calcext:value-type="float">
            <text:p>167889498920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9522" calcext:value-type="float">
            <text:p>167889498952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9564" calcext:value-type="float">
            <text:p>167889498956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9564" calcext:value-type="float">
            <text:p>167889498956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9564" calcext:value-type="float">
            <text:p>167889498956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9855" calcext:value-type="float">
            <text:p>167889498985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9920" calcext:value-type="float">
            <text:p>167889498992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9924" calcext:value-type="float">
            <text:p>167889498992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89924" calcext:value-type="float">
            <text:p>1678894989924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0196" calcext:value-type="float">
            <text:p>167889499019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0252" calcext:value-type="float">
            <text:p>167889499025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0252" calcext:value-type="float">
            <text:p>167889499025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0260" calcext:value-type="float">
            <text:p>167889499026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0554" calcext:value-type="float">
            <text:p>1678894990554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0573" calcext:value-type="float">
            <text:p>167889499057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0585" calcext:value-type="float">
            <text:p>167889499058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0589" calcext:value-type="float">
            <text:p>1678894990589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0907" calcext:value-type="float">
            <text:p>167889499090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0940" calcext:value-type="float">
            <text:p>167889499094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0943" calcext:value-type="float">
            <text:p>1678894990943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0941" calcext:value-type="float">
            <text:p>167889499094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1251" calcext:value-type="float">
            <text:p>167889499125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1276" calcext:value-type="float">
            <text:p>167889499127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1283" calcext:value-type="float">
            <text:p>167889499128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1279" calcext:value-type="float">
            <text:p>167889499127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1595" calcext:value-type="float">
            <text:p>167889499159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1624" calcext:value-type="float">
            <text:p>167889499162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1632" calcext:value-type="float">
            <text:p>167889499163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1637" calcext:value-type="float">
            <text:p>167889499163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1942" calcext:value-type="float">
            <text:p>167889499194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1980" calcext:value-type="float">
            <text:p>167889499198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1980" calcext:value-type="float">
            <text:p>167889499198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1986" calcext:value-type="float">
            <text:p>167889499198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2293" calcext:value-type="float">
            <text:p>167889499229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2339" calcext:value-type="float">
            <text:p>167889499233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2337" calcext:value-type="float">
            <text:p>167889499233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2338" calcext:value-type="float">
            <text:p>167889499233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2637" calcext:value-type="float">
            <text:p>167889499263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2664" calcext:value-type="float">
            <text:p>167889499266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2664" calcext:value-type="float">
            <text:p>1678894992664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2672" calcext:value-type="float">
            <text:p>167889499267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2979" calcext:value-type="float">
            <text:p>167889499297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2995" calcext:value-type="float">
            <text:p>167889499299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2997" calcext:value-type="float">
            <text:p>167889499299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2995" calcext:value-type="float">
            <text:p>167889499299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3324" calcext:value-type="float">
            <text:p>1678894993324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3341" calcext:value-type="float">
            <text:p>167889499334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3342" calcext:value-type="float">
            <text:p>167889499334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3341" calcext:value-type="float">
            <text:p>167889499334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3666" calcext:value-type="float">
            <text:p>167889499366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3682" calcext:value-type="float">
            <text:p>1678894993682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3683" calcext:value-type="float">
            <text:p>167889499368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3683" calcext:value-type="float">
            <text:p>167889499368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4020" calcext:value-type="float">
            <text:p>16788949940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4037" calcext:value-type="float">
            <text:p>167889499403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4047" calcext:value-type="float">
            <text:p>167889499404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4043" calcext:value-type="float">
            <text:p>167889499404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4433" calcext:value-type="float">
            <text:p>167889499443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4443" calcext:value-type="float">
            <text:p>167889499444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4449" calcext:value-type="float">
            <text:p>167889499444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4449" calcext:value-type="float">
            <text:p>167889499444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4699" calcext:value-type="float">
            <text:p>167889499469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4705" calcext:value-type="float">
            <text:p>167889499470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4698" calcext:value-type="float">
            <text:p>167889499469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4708" calcext:value-type="float">
            <text:p>167889499470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5012" calcext:value-type="float">
            <text:p>167889499501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5004" calcext:value-type="float">
            <text:p>167889499500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5011" calcext:value-type="float">
            <text:p>16788949950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5025" calcext:value-type="float">
            <text:p>167889499502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5353" calcext:value-type="float">
            <text:p>167889499535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5350" calcext:value-type="float">
            <text:p>167889499535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5367" calcext:value-type="float">
            <text:p>167889499536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5367" calcext:value-type="float">
            <text:p>167889499536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5696" calcext:value-type="float">
            <text:p>167889499569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5696" calcext:value-type="float">
            <text:p>167889499569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5712" calcext:value-type="float">
            <text:p>167889499571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5719" calcext:value-type="float">
            <text:p>1678894995719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6055" calcext:value-type="float">
            <text:p>167889499605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6042" calcext:value-type="float">
            <text:p>167889499604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6067" calcext:value-type="float">
            <text:p>167889499606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6071" calcext:value-type="float">
            <text:p>167889499607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6394" calcext:value-type="float">
            <text:p>167889499639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6393" calcext:value-type="float">
            <text:p>167889499639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6405" calcext:value-type="float">
            <text:p>167889499640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6410" calcext:value-type="float">
            <text:p>16788949964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6745" calcext:value-type="float">
            <text:p>167889499674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6744" calcext:value-type="float">
            <text:p>167889499674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6735" calcext:value-type="float">
            <text:p>167889499673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6758" calcext:value-type="float">
            <text:p>167889499675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7094" calcext:value-type="float">
            <text:p>167889499709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7095" calcext:value-type="float">
            <text:p>167889499709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7102" calcext:value-type="float">
            <text:p>167889499710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7097" calcext:value-type="float">
            <text:p>167889499709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7458" calcext:value-type="float">
            <text:p>167889499745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7456" calcext:value-type="float">
            <text:p>167889499745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7456" calcext:value-type="float">
            <text:p>167889499745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7473" calcext:value-type="float">
            <text:p>167889499747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7724" calcext:value-type="float">
            <text:p>167889499772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7729" calcext:value-type="float">
            <text:p>167889499772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7741" calcext:value-type="float">
            <text:p>167889499774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7741" calcext:value-type="float">
            <text:p>167889499774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8024" calcext:value-type="float">
            <text:p>1678894998024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8032" calcext:value-type="float">
            <text:p>167889499803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8047" calcext:value-type="float">
            <text:p>167889499804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8054" calcext:value-type="float">
            <text:p>167889499805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8385" calcext:value-type="float">
            <text:p>167889499838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8376" calcext:value-type="float">
            <text:p>167889499837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8390" calcext:value-type="float">
            <text:p>167889499839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8392" calcext:value-type="float">
            <text:p>167889499839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8742" calcext:value-type="float">
            <text:p>167889499874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8736" calcext:value-type="float">
            <text:p>167889499873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8742" calcext:value-type="float">
            <text:p>167889499874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8756" calcext:value-type="float">
            <text:p>167889499875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9063" calcext:value-type="float">
            <text:p>167889499906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9064" calcext:value-type="float">
            <text:p>167889499906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9067" calcext:value-type="float">
            <text:p>167889499906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9079" calcext:value-type="float">
            <text:p>167889499907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9422" calcext:value-type="float">
            <text:p>167889499942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9410" calcext:value-type="float">
            <text:p>167889499941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9414" calcext:value-type="float">
            <text:p>167889499941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9438" calcext:value-type="float">
            <text:p>167889499943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9740" calcext:value-type="float">
            <text:p>167889499974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9745" calcext:value-type="float">
            <text:p>167889499974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9745" calcext:value-type="float">
            <text:p>1678894999745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4999764" calcext:value-type="float">
            <text:p>167889499976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0093" calcext:value-type="float">
            <text:p>167889500009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0104" calcext:value-type="float">
            <text:p>167889500010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0106" calcext:value-type="float">
            <text:p>167889500010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0103" calcext:value-type="float">
            <text:p>167889500010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0437" calcext:value-type="float">
            <text:p>167889500043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0448" calcext:value-type="float">
            <text:p>167889500044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0461" calcext:value-type="float">
            <text:p>167889500046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0456" calcext:value-type="float">
            <text:p>167889500045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0783" calcext:value-type="float">
            <text:p>167889500078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0796" calcext:value-type="float">
            <text:p>167889500079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0792" calcext:value-type="float">
            <text:p>167889500079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0800" calcext:value-type="float">
            <text:p>16788950008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1134" calcext:value-type="float">
            <text:p>167889500113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1153" calcext:value-type="float">
            <text:p>1678895001153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1152" calcext:value-type="float">
            <text:p>167889500115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1176" calcext:value-type="float">
            <text:p>167889500117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1567" calcext:value-type="float">
            <text:p>167889500156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1576" calcext:value-type="float">
            <text:p>167889500157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1579" calcext:value-type="float">
            <text:p>167889500157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1579" calcext:value-type="float">
            <text:p>167889500157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1885" calcext:value-type="float">
            <text:p>167889500188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1908" calcext:value-type="float">
            <text:p>167889500190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1906" calcext:value-type="float">
            <text:p>167889500190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1908" calcext:value-type="float">
            <text:p>167889500190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2239" calcext:value-type="float">
            <text:p>1678895002239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2239" calcext:value-type="float">
            <text:p>1678895002239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2241" calcext:value-type="float">
            <text:p>167889500224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2249" calcext:value-type="float">
            <text:p>1678895002249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2618" calcext:value-type="float">
            <text:p>167889500261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2621" calcext:value-type="float">
            <text:p>167889500262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2620" calcext:value-type="float">
            <text:p>167889500262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2621" calcext:value-type="float">
            <text:p>167889500262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2964" calcext:value-type="float">
            <text:p>167889500296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2962" calcext:value-type="float">
            <text:p>167889500296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2963" calcext:value-type="float">
            <text:p>167889500296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2981" calcext:value-type="float">
            <text:p>167889500298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3303" calcext:value-type="float">
            <text:p>1678895003303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3305" calcext:value-type="float">
            <text:p>167889500330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3319" calcext:value-type="float">
            <text:p>167889500331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3326" calcext:value-type="float">
            <text:p>167889500332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3646" calcext:value-type="float">
            <text:p>167889500364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3646" calcext:value-type="float">
            <text:p>167889500364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3667" calcext:value-type="float">
            <text:p>167889500366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3668" calcext:value-type="float">
            <text:p>167889500366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4001" calcext:value-type="float">
            <text:p>167889500400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4004" calcext:value-type="float">
            <text:p>167889500400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4012" calcext:value-type="float">
            <text:p>167889500401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4010" calcext:value-type="float">
            <text:p>167889500401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4353" calcext:value-type="float">
            <text:p>167889500435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4359" calcext:value-type="float">
            <text:p>1678895004359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4361" calcext:value-type="float">
            <text:p>167889500436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4361" calcext:value-type="float">
            <text:p>167889500436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4697" calcext:value-type="float">
            <text:p>167889500469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4712" calcext:value-type="float">
            <text:p>167889500471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4714" calcext:value-type="float">
            <text:p>167889500471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4714" calcext:value-type="float">
            <text:p>167889500471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5044" calcext:value-type="float">
            <text:p>167889500504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5064" calcext:value-type="float">
            <text:p>1678895005064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5086" calcext:value-type="float">
            <text:p>1678895005086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5085" calcext:value-type="float">
            <text:p>1678895005085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5395" calcext:value-type="float">
            <text:p>1678895005395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5415" calcext:value-type="float">
            <text:p>167889500541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5419" calcext:value-type="float">
            <text:p>1678895005419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5419" calcext:value-type="float">
            <text:p>1678895005419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5749" calcext:value-type="float">
            <text:p>167889500574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5764" calcext:value-type="float">
            <text:p>167889500576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5769" calcext:value-type="float">
            <text:p>1678895005769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5787" calcext:value-type="float">
            <text:p>167889500578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6091" calcext:value-type="float">
            <text:p>167889500609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6100" calcext:value-type="float">
            <text:p>167889500610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6108" calcext:value-type="float">
            <text:p>1678895006108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6093" calcext:value-type="float">
            <text:p>167889500609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6442" calcext:value-type="float">
            <text:p>167889500644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6449" calcext:value-type="float">
            <text:p>167889500644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6453" calcext:value-type="float">
            <text:p>167889500645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6474" calcext:value-type="float">
            <text:p>1678895006474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6782" calcext:value-type="float">
            <text:p>167889500678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6799" calcext:value-type="float">
            <text:p>167889500679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6829" calcext:value-type="float">
            <text:p>167889500682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6789" calcext:value-type="float">
            <text:p>1678895006789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7131" calcext:value-type="float">
            <text:p>167889500713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7147" calcext:value-type="float">
            <text:p>167889500714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7168" calcext:value-type="float">
            <text:p>167889500716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7212" calcext:value-type="float">
            <text:p>167889500721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7454" calcext:value-type="float">
            <text:p>167889500745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7465" calcext:value-type="float">
            <text:p>1678895007465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7483" calcext:value-type="float">
            <text:p>1678895007483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7528" calcext:value-type="float">
            <text:p>167889500752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7829" calcext:value-type="float">
            <text:p>167889500782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7847" calcext:value-type="float">
            <text:p>167889500784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7862" calcext:value-type="float">
            <text:p>167889500786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8101" calcext:value-type="float">
            <text:p>167889500810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8108" calcext:value-type="float">
            <text:p>167889500810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8141" calcext:value-type="float">
            <text:p>167889500814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01" calcext:value-type="float">
            <text:p>11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8349" calcext:value-type="float">
            <text:p>167889500834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8366" calcext:value-type="float">
            <text:p>167889500836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895008408" calcext:value-type="float">
            <text:p>167889500840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2:.B803])" office:value-type="float" office:value="283.768079800499" calcext:value-type="float">
            <text:p>283,768079800499</text:p>
          </table:table-cell>
          <table:table-cell table:number-columns-repeated="15"/>
        </table:table-row>
      </table:table>
      <table:table table:name="results pyramid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78900713437" calcext:value-type="float">
            <text:p>1678900713437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jp@gc - 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531" calcext:value-type="float">
            <text:p>85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4333" calcext:value-type="float">
            <text:p>167890071433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531" calcext:value-type="float">
            <text:p>85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3876" calcext:value-type="float">
            <text:p>167890071387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jp@gc - 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531" calcext:value-type="float">
            <text:p>85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4621" calcext:value-type="float">
            <text:p>167890071462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4781" calcext:value-type="float">
            <text:p>167890071478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531" calcext:value-type="float">
            <text:p>85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4903" calcext:value-type="float">
            <text:p>167890071490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4427" calcext:value-type="float">
            <text:p>167890071442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jp@gc - 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531" calcext:value-type="float">
            <text:p>85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5071" calcext:value-type="float">
            <text:p>167890071507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5205" calcext:value-type="float">
            <text:p>167890071520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5297" calcext:value-type="float">
            <text:p>167890071529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531" calcext:value-type="float">
            <text:p>85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5363" calcext:value-type="float">
            <text:p>167890071536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5475" calcext:value-type="float">
            <text:p>167890071547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5562" calcext:value-type="float">
            <text:p>167890071556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5620" calcext:value-type="float">
            <text:p>167890071562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5729" calcext:value-type="float">
            <text:p>1678900715729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5285" calcext:value-type="float">
            <text:p>167890071528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jp@gc - 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515" calcext:value-type="float">
            <text:p>85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5814" calcext:value-type="float">
            <text:p>167890071581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5875" calcext:value-type="float">
            <text:p>167890071587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5981" calcext:value-type="float">
            <text:p>167890071598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5998" calcext:value-type="float">
            <text:p>167890071599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531" calcext:value-type="float">
            <text:p>85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6065" calcext:value-type="float">
            <text:p>167890071606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6121" calcext:value-type="float">
            <text:p>167890071612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6246" calcext:value-type="float">
            <text:p>167890071624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6272" calcext:value-type="float">
            <text:p>167890071627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6345" calcext:value-type="float">
            <text:p>16789007163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6389" calcext:value-type="float">
            <text:p>167890071638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6502" calcext:value-type="float">
            <text:p>167890071650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6541" calcext:value-type="float">
            <text:p>167890071654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6602" calcext:value-type="float">
            <text:p>167890071660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6642" calcext:value-type="float">
            <text:p>167890071664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6785" calcext:value-type="float">
            <text:p>167890071678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6809" calcext:value-type="float">
            <text:p>167890071680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6863" calcext:value-type="float">
            <text:p>16789007168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6896" calcext:value-type="float">
            <text:p>167890071689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7086" calcext:value-type="float">
            <text:p>167890071708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7125" calcext:value-type="float">
            <text:p>167890071712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7174" calcext:value-type="float">
            <text:p>167890071717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7193" calcext:value-type="float">
            <text:p>167890071719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7434" calcext:value-type="float">
            <text:p>167890071743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7474" calcext:value-type="float">
            <text:p>167890071747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7502" calcext:value-type="float">
            <text:p>167890071750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7508" calcext:value-type="float">
            <text:p>167890071750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7768" calcext:value-type="float">
            <text:p>167890071776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7800" calcext:value-type="float">
            <text:p>167890071780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7833" calcext:value-type="float">
            <text:p>1678900717833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7823" calcext:value-type="float">
            <text:p>167890071782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8096" calcext:value-type="float">
            <text:p>1678900718096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8153" calcext:value-type="float">
            <text:p>167890071815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8168" calcext:value-type="float">
            <text:p>167890071816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8169" calcext:value-type="float">
            <text:p>167890071816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8419" calcext:value-type="float">
            <text:p>167890071841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8510" calcext:value-type="float">
            <text:p>167890071851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8520" calcext:value-type="float">
            <text:p>167890071852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8518" calcext:value-type="float">
            <text:p>16789007185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8739" calcext:value-type="float">
            <text:p>167890071873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8844" calcext:value-type="float">
            <text:p>167890071884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8854" calcext:value-type="float">
            <text:p>167890071885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8854" calcext:value-type="float">
            <text:p>167890071885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9021" calcext:value-type="float">
            <text:p>167890071902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9193" calcext:value-type="float">
            <text:p>167890071919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9198" calcext:value-type="float">
            <text:p>167890071919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9191" calcext:value-type="float">
            <text:p>167890071919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9305" calcext:value-type="float">
            <text:p>167890071930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9473" calcext:value-type="float">
            <text:p>167890071947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9488" calcext:value-type="float">
            <text:p>167890071948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9496" calcext:value-type="float">
            <text:p>167890071949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9568" calcext:value-type="float">
            <text:p>167890071956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9794" calcext:value-type="float">
            <text:p>1678900719794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9787" calcext:value-type="float">
            <text:p>167890071978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9767" calcext:value-type="float">
            <text:p>167890071976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19852" calcext:value-type="float">
            <text:p>167890071985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0059" calcext:value-type="float">
            <text:p>167890072005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0068" calcext:value-type="float">
            <text:p>167890072006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0079" calcext:value-type="float">
            <text:p>167890072007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0119" calcext:value-type="float">
            <text:p>167890072011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0313" calcext:value-type="float">
            <text:p>167890072031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0328" calcext:value-type="float">
            <text:p>167890072032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0344" calcext:value-type="float">
            <text:p>167890072034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0384" calcext:value-type="float">
            <text:p>167890072038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0585" calcext:value-type="float">
            <text:p>167890072058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0653" calcext:value-type="float">
            <text:p>16789007206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0636" calcext:value-type="float">
            <text:p>167890072063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0673" calcext:value-type="float">
            <text:p>167890072067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0903" calcext:value-type="float">
            <text:p>167890072090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0967" calcext:value-type="float">
            <text:p>167890072096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0967" calcext:value-type="float">
            <text:p>167890072096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0988" calcext:value-type="float">
            <text:p>167890072098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1200" calcext:value-type="float">
            <text:p>167890072120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1240" calcext:value-type="float">
            <text:p>167890072124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1240" calcext:value-type="float">
            <text:p>167890072124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1260" calcext:value-type="float">
            <text:p>16789007212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1500" calcext:value-type="float">
            <text:p>167890072150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1551" calcext:value-type="float">
            <text:p>167890072155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1559" calcext:value-type="float">
            <text:p>167890072155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1572" calcext:value-type="float">
            <text:p>167890072157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1852" calcext:value-type="float">
            <text:p>167890072185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1884" calcext:value-type="float">
            <text:p>167890072188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1878" calcext:value-type="float">
            <text:p>167890072187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1899" calcext:value-type="float">
            <text:p>167890072189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2204" calcext:value-type="float">
            <text:p>167890072220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2226" calcext:value-type="float">
            <text:p>167890072222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2248" calcext:value-type="float">
            <text:p>167890072224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2237" calcext:value-type="float">
            <text:p>167890072223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2543" calcext:value-type="float">
            <text:p>167890072254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2567" calcext:value-type="float">
            <text:p>167890072256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2588" calcext:value-type="float">
            <text:p>167890072258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2586" calcext:value-type="float">
            <text:p>167890072258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2904" calcext:value-type="float">
            <text:p>167890072290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2906" calcext:value-type="float">
            <text:p>167890072290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2919" calcext:value-type="float">
            <text:p>167890072291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2918" calcext:value-type="float">
            <text:p>167890072291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3238" calcext:value-type="float">
            <text:p>167890072323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3264" calcext:value-type="float">
            <text:p>167890072326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3265" calcext:value-type="float">
            <text:p>167890072326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3279" calcext:value-type="float">
            <text:p>167890072327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3588" calcext:value-type="float">
            <text:p>1678900723588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3671" calcext:value-type="float">
            <text:p>167890072367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3669" calcext:value-type="float">
            <text:p>167890072366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3668" calcext:value-type="float">
            <text:p>167890072366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3970" calcext:value-type="float">
            <text:p>167890072397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3966" calcext:value-type="float">
            <text:p>167890072396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3986" calcext:value-type="float">
            <text:p>167890072398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3986" calcext:value-type="float">
            <text:p>167890072398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4311" calcext:value-type="float">
            <text:p>167890072431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4310" calcext:value-type="float">
            <text:p>167890072431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4305" calcext:value-type="float">
            <text:p>167890072430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4309" calcext:value-type="float">
            <text:p>167890072430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4589" calcext:value-type="float">
            <text:p>167890072458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4589" calcext:value-type="float">
            <text:p>167890072458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4595" calcext:value-type="float">
            <text:p>167890072459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4591" calcext:value-type="float">
            <text:p>167890072459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4887" calcext:value-type="float">
            <text:p>167890072488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4895" calcext:value-type="float">
            <text:p>167890072489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4894" calcext:value-type="float">
            <text:p>167890072489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4897" calcext:value-type="float">
            <text:p>1678900724897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5226" calcext:value-type="float">
            <text:p>1678900725226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5245" calcext:value-type="float">
            <text:p>16789007252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5250" calcext:value-type="float">
            <text:p>167890072525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5310" calcext:value-type="float">
            <text:p>16789007253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5561" calcext:value-type="float">
            <text:p>167890072556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5583" calcext:value-type="float">
            <text:p>167890072558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5597" calcext:value-type="float">
            <text:p>1678900725597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5621" calcext:value-type="float">
            <text:p>167890072562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5893" calcext:value-type="float">
            <text:p>167890072589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5920" calcext:value-type="float">
            <text:p>16789007259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5943" calcext:value-type="float">
            <text:p>1678900725943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5934" calcext:value-type="float">
            <text:p>167890072593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6267" calcext:value-type="float">
            <text:p>1678900726267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6252" calcext:value-type="float">
            <text:p>167890072625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6285" calcext:value-type="float">
            <text:p>1678900726285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6294" calcext:value-type="float">
            <text:p>167890072629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6603" calcext:value-type="float">
            <text:p>167890072660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6602" calcext:value-type="float">
            <text:p>167890072660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6617" calcext:value-type="float">
            <text:p>167890072661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6618" calcext:value-type="float">
            <text:p>167890072661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6945" calcext:value-type="float">
            <text:p>167890072694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6960" calcext:value-type="float">
            <text:p>167890072696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6979" calcext:value-type="float">
            <text:p>167890072697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6979" calcext:value-type="float">
            <text:p>167890072697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7264" calcext:value-type="float">
            <text:p>167890072726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7291" calcext:value-type="float">
            <text:p>167890072729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7306" calcext:value-type="float">
            <text:p>167890072730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7321" calcext:value-type="float">
            <text:p>167890072732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7595" calcext:value-type="float">
            <text:p>167890072759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7646" calcext:value-type="float">
            <text:p>167890072764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7662" calcext:value-type="float">
            <text:p>167890072766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7676" calcext:value-type="float">
            <text:p>167890072767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7934" calcext:value-type="float">
            <text:p>167890072793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7995" calcext:value-type="float">
            <text:p>167890072799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7989" calcext:value-type="float">
            <text:p>167890072798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8016" calcext:value-type="float">
            <text:p>1678900728016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8268" calcext:value-type="float">
            <text:p>167890072826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8329" calcext:value-type="float">
            <text:p>167890072832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8356" calcext:value-type="float">
            <text:p>1678900728356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8334" calcext:value-type="float">
            <text:p>167890072833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8592" calcext:value-type="float">
            <text:p>167890072859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8695" calcext:value-type="float">
            <text:p>167890072869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8692" calcext:value-type="float">
            <text:p>167890072869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8695" calcext:value-type="float">
            <text:p>167890072869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8923" calcext:value-type="float">
            <text:p>167890072892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8997" calcext:value-type="float">
            <text:p>167890072899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9003" calcext:value-type="float">
            <text:p>167890072900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9003" calcext:value-type="float">
            <text:p>167890072900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9261" calcext:value-type="float">
            <text:p>167890072926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9353" calcext:value-type="float">
            <text:p>167890072935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9350" calcext:value-type="float">
            <text:p>167890072935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9353" calcext:value-type="float">
            <text:p>167890072935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9585" calcext:value-type="float">
            <text:p>167890072958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9680" calcext:value-type="float">
            <text:p>167890072968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9681" calcext:value-type="float">
            <text:p>167890072968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9677" calcext:value-type="float">
            <text:p>167890072967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9918" calcext:value-type="float">
            <text:p>167890072991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29992" calcext:value-type="float">
            <text:p>167890072999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0003" calcext:value-type="float">
            <text:p>167890073000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0011" calcext:value-type="float">
            <text:p>167890073001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0245" calcext:value-type="float">
            <text:p>16789007302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0314" calcext:value-type="float">
            <text:p>167890073031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0340" calcext:value-type="float">
            <text:p>167890073034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0321" calcext:value-type="float">
            <text:p>167890073032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0594" calcext:value-type="float">
            <text:p>167890073059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0652" calcext:value-type="float">
            <text:p>167890073065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0664" calcext:value-type="float">
            <text:p>167890073066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0664" calcext:value-type="float">
            <text:p>1678900730664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0948" calcext:value-type="float">
            <text:p>167890073094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0991" calcext:value-type="float">
            <text:p>167890073099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0985" calcext:value-type="float">
            <text:p>167890073098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0974" calcext:value-type="float">
            <text:p>167890073097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1286" calcext:value-type="float">
            <text:p>167890073128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1314" calcext:value-type="float">
            <text:p>167890073131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1319" calcext:value-type="float">
            <text:p>167890073131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1336" calcext:value-type="float">
            <text:p>167890073133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1622" calcext:value-type="float">
            <text:p>167890073162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1663" calcext:value-type="float">
            <text:p>167890073166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1663" calcext:value-type="float">
            <text:p>1678900731663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1679" calcext:value-type="float">
            <text:p>1678900731679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1911" calcext:value-type="float">
            <text:p>167890073191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1960" calcext:value-type="float">
            <text:p>167890073196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1962" calcext:value-type="float">
            <text:p>167890073196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1967" calcext:value-type="float">
            <text:p>167890073196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2199" calcext:value-type="float">
            <text:p>167890073219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2276" calcext:value-type="float">
            <text:p>167890073227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2273" calcext:value-type="float">
            <text:p>167890073227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2282" calcext:value-type="float">
            <text:p>167890073228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2528" calcext:value-type="float">
            <text:p>167890073252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2600" calcext:value-type="float">
            <text:p>167890073260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2599" calcext:value-type="float">
            <text:p>16789007325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2604" calcext:value-type="float">
            <text:p>167890073260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2870" calcext:value-type="float">
            <text:p>167890073287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2953" calcext:value-type="float">
            <text:p>167890073295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2951" calcext:value-type="float">
            <text:p>167890073295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2956" calcext:value-type="float">
            <text:p>167890073295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3196" calcext:value-type="float">
            <text:p>167890073319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3209" calcext:value-type="float">
            <text:p>167890073320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3222" calcext:value-type="float">
            <text:p>167890073322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3222" calcext:value-type="float">
            <text:p>167890073322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3498" calcext:value-type="float">
            <text:p>167890073349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3518" calcext:value-type="float">
            <text:p>167890073351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3535" calcext:value-type="float">
            <text:p>167890073353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3534" calcext:value-type="float">
            <text:p>167890073353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3835" calcext:value-type="float">
            <text:p>167890073383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3868" calcext:value-type="float">
            <text:p>167890073386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3865" calcext:value-type="float">
            <text:p>167890073386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3868" calcext:value-type="float">
            <text:p>167890073386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4163" calcext:value-type="float">
            <text:p>167890073416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4185" calcext:value-type="float">
            <text:p>167890073418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4186" calcext:value-type="float">
            <text:p>167890073418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4199" calcext:value-type="float">
            <text:p>167890073419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4500" calcext:value-type="float">
            <text:p>167890073450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4517" calcext:value-type="float">
            <text:p>167890073451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4522" calcext:value-type="float">
            <text:p>167890073452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4549" calcext:value-type="float">
            <text:p>167890073454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4842" calcext:value-type="float">
            <text:p>167890073484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4863" calcext:value-type="float">
            <text:p>1678900734863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4868" calcext:value-type="float">
            <text:p>167890073486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4891" calcext:value-type="float">
            <text:p>167890073489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5192" calcext:value-type="float">
            <text:p>167890073519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5213" calcext:value-type="float">
            <text:p>1678900735213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5191" calcext:value-type="float">
            <text:p>167890073519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5208" calcext:value-type="float">
            <text:p>167890073520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5549" calcext:value-type="float">
            <text:p>167890073554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5549" calcext:value-type="float">
            <text:p>167890073554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5551" calcext:value-type="float">
            <text:p>167890073555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5558" calcext:value-type="float">
            <text:p>167890073555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5886" calcext:value-type="float">
            <text:p>167890073588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5899" calcext:value-type="float">
            <text:p>1678900735899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5892" calcext:value-type="float">
            <text:p>167890073589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5888" calcext:value-type="float">
            <text:p>167890073588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6248" calcext:value-type="float">
            <text:p>167890073624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6258" calcext:value-type="float">
            <text:p>167890073625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6254" calcext:value-type="float">
            <text:p>167890073625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6252" calcext:value-type="float">
            <text:p>167890073625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6563" calcext:value-type="float">
            <text:p>167890073656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6569" calcext:value-type="float">
            <text:p>1678900736569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6577" calcext:value-type="float">
            <text:p>167890073657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6576" calcext:value-type="float">
            <text:p>167890073657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6910" calcext:value-type="float">
            <text:p>167890073691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6927" calcext:value-type="float">
            <text:p>167890073692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6931" calcext:value-type="float">
            <text:p>167890073693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6930" calcext:value-type="float">
            <text:p>16789007369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7247" calcext:value-type="float">
            <text:p>1678900737247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7272" calcext:value-type="float">
            <text:p>167890073727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7278" calcext:value-type="float">
            <text:p>167890073727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7278" calcext:value-type="float">
            <text:p>1678900737278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7582" calcext:value-type="float">
            <text:p>167890073758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7608" calcext:value-type="float">
            <text:p>167890073760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7621" calcext:value-type="float">
            <text:p>167890073762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7630" calcext:value-type="float">
            <text:p>167890073763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7934" calcext:value-type="float">
            <text:p>167890073793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7957" calcext:value-type="float">
            <text:p>167890073795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7979" calcext:value-type="float">
            <text:p>167890073797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7965" calcext:value-type="float">
            <text:p>167890073796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8282" calcext:value-type="float">
            <text:p>167890073828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8288" calcext:value-type="float">
            <text:p>167890073828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8311" calcext:value-type="float">
            <text:p>167890073831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8315" calcext:value-type="float">
            <text:p>1678900738315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8568" calcext:value-type="float">
            <text:p>167890073856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8571" calcext:value-type="float">
            <text:p>167890073857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8592" calcext:value-type="float">
            <text:p>167890073859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8600" calcext:value-type="float">
            <text:p>167890073860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8810" calcext:value-type="float">
            <text:p>167890073881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8814" calcext:value-type="float">
            <text:p>167890073881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8848" calcext:value-type="float">
            <text:p>167890073884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8856" calcext:value-type="float">
            <text:p>167890073885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9053" calcext:value-type="float">
            <text:p>167890073905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9063" calcext:value-type="float">
            <text:p>167890073906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9104" calcext:value-type="float">
            <text:p>16789007391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9119" calcext:value-type="float">
            <text:p>1678900739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9347" calcext:value-type="float">
            <text:p>1678900739347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9371" calcext:value-type="float">
            <text:p>16789007393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9401" calcext:value-type="float">
            <text:p>167890073940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9412" calcext:value-type="float">
            <text:p>167890073941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9681" calcext:value-type="float">
            <text:p>167890073968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9692" calcext:value-type="float">
            <text:p>167890073969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9715" calcext:value-type="float">
            <text:p>167890073971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39724" calcext:value-type="float">
            <text:p>167890073972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0027" calcext:value-type="float">
            <text:p>167890074002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0034" calcext:value-type="float">
            <text:p>1678900740034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0059" calcext:value-type="float">
            <text:p>167890074005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0059" calcext:value-type="float">
            <text:p>167890074005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0373" calcext:value-type="float">
            <text:p>167890074037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0377" calcext:value-type="float">
            <text:p>167890074037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0407" calcext:value-type="float">
            <text:p>167890074040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0399" calcext:value-type="float">
            <text:p>167890074039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0726" calcext:value-type="float">
            <text:p>167890074072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0725" calcext:value-type="float">
            <text:p>167890074072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0730" calcext:value-type="float">
            <text:p>167890074073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0748" calcext:value-type="float">
            <text:p>167890074074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1068" calcext:value-type="float">
            <text:p>167890074106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1074" calcext:value-type="float">
            <text:p>167890074107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1087" calcext:value-type="float">
            <text:p>167890074108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1071" calcext:value-type="float">
            <text:p>167890074107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1389" calcext:value-type="float">
            <text:p>167890074138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1405" calcext:value-type="float">
            <text:p>167890074140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1405" calcext:value-type="float">
            <text:p>167890074140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1407" calcext:value-type="float">
            <text:p>16789007414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1710" calcext:value-type="float">
            <text:p>16789007417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1733" calcext:value-type="float">
            <text:p>167890074173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1731" calcext:value-type="float">
            <text:p>16789007417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1733" calcext:value-type="float">
            <text:p>167890074173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2030" calcext:value-type="float">
            <text:p>167890074203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2172" calcext:value-type="float">
            <text:p>1678900742172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2171" calcext:value-type="float">
            <text:p>167890074217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2174" calcext:value-type="float">
            <text:p>167890074217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2369" calcext:value-type="float">
            <text:p>167890074236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2479" calcext:value-type="float">
            <text:p>167890074247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2479" calcext:value-type="float">
            <text:p>167890074247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2483" calcext:value-type="float">
            <text:p>167890074248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2696" calcext:value-type="float">
            <text:p>167890074269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2800" calcext:value-type="float">
            <text:p>167890074280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2800" calcext:value-type="float">
            <text:p>167890074280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2816" calcext:value-type="float">
            <text:p>167890074281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2978" calcext:value-type="float">
            <text:p>167890074297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3074" calcext:value-type="float">
            <text:p>167890074307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3079" calcext:value-type="float">
            <text:p>167890074307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3089" calcext:value-type="float">
            <text:p>167890074308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3236" calcext:value-type="float">
            <text:p>167890074323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3327" calcext:value-type="float">
            <text:p>16789007433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3338" calcext:value-type="float">
            <text:p>167890074333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3353" calcext:value-type="float">
            <text:p>167890074335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3540" calcext:value-type="float">
            <text:p>167890074354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3628" calcext:value-type="float">
            <text:p>16789007436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3633" calcext:value-type="float">
            <text:p>167890074363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3637" calcext:value-type="float">
            <text:p>167890074363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3870" calcext:value-type="float">
            <text:p>167890074387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3940" calcext:value-type="float">
            <text:p>167890074394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3950" calcext:value-type="float">
            <text:p>167890074395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3955" calcext:value-type="float">
            <text:p>167890074395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4200" calcext:value-type="float">
            <text:p>16789007442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4270" calcext:value-type="float">
            <text:p>167890074427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4305" calcext:value-type="float">
            <text:p>1678900744305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4308" calcext:value-type="float">
            <text:p>167890074430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4524" calcext:value-type="float">
            <text:p>167890074452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4619" calcext:value-type="float">
            <text:p>167890074461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4633" calcext:value-type="float">
            <text:p>167890074463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4631" calcext:value-type="float">
            <text:p>167890074463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4844" calcext:value-type="float">
            <text:p>167890074484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4942" calcext:value-type="float">
            <text:p>167890074494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4940" calcext:value-type="float">
            <text:p>167890074494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4958" calcext:value-type="float">
            <text:p>167890074495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5126" calcext:value-type="float">
            <text:p>16789007451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5249" calcext:value-type="float">
            <text:p>167890074524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5249" calcext:value-type="float">
            <text:p>1678900745249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5264" calcext:value-type="float">
            <text:p>167890074526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5408" calcext:value-type="float">
            <text:p>1678900745408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5526" calcext:value-type="float">
            <text:p>167890074552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5532" calcext:value-type="float">
            <text:p>167890074553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5551" calcext:value-type="float">
            <text:p>167890074555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5674" calcext:value-type="float">
            <text:p>167890074567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5794" calcext:value-type="float">
            <text:p>16789007457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5811" calcext:value-type="float">
            <text:p>167890074581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5839" calcext:value-type="float">
            <text:p>167890074583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5930" calcext:value-type="float">
            <text:p>167890074593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6093" calcext:value-type="float">
            <text:p>167890074609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6126" calcext:value-type="float">
            <text:p>167890074612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6148" calcext:value-type="float">
            <text:p>167890074614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6216" calcext:value-type="float">
            <text:p>167890074621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6426" calcext:value-type="float">
            <text:p>167890074642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6483" calcext:value-type="float">
            <text:p>1678900746483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6466" calcext:value-type="float">
            <text:p>167890074646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6513" calcext:value-type="float">
            <text:p>167890074651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6758" calcext:value-type="float">
            <text:p>167890074675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6806" calcext:value-type="float">
            <text:p>167890074680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6806" calcext:value-type="float">
            <text:p>167890074680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6824" calcext:value-type="float">
            <text:p>1678900746824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7084" calcext:value-type="float">
            <text:p>167890074708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7157" calcext:value-type="float">
            <text:p>167890074715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7156" calcext:value-type="float">
            <text:p>167890074715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7165" calcext:value-type="float">
            <text:p>1678900747165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7395" calcext:value-type="float">
            <text:p>167890074739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7490" calcext:value-type="float">
            <text:p>167890074749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7477" calcext:value-type="float">
            <text:p>167890074747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7495" calcext:value-type="float">
            <text:p>167890074749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7717" calcext:value-type="float">
            <text:p>1678900747717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7814" calcext:value-type="float">
            <text:p>167890074781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7821" calcext:value-type="float">
            <text:p>167890074782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7836" calcext:value-type="float">
            <text:p>167890074783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8041" calcext:value-type="float">
            <text:p>167890074804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8142" calcext:value-type="float">
            <text:p>167890074814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8147" calcext:value-type="float">
            <text:p>167890074814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8166" calcext:value-type="float">
            <text:p>1678900748166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8321" calcext:value-type="float">
            <text:p>167890074832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8461" calcext:value-type="float">
            <text:p>167890074846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8480" calcext:value-type="float">
            <text:p>167890074848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8480" calcext:value-type="float">
            <text:p>167890074848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8582" calcext:value-type="float">
            <text:p>167890074858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8779" calcext:value-type="float">
            <text:p>1678900748779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8802" calcext:value-type="float">
            <text:p>16789007488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8804" calcext:value-type="float">
            <text:p>167890074880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8889" calcext:value-type="float">
            <text:p>167890074888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9100" calcext:value-type="float">
            <text:p>167890074910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9153" calcext:value-type="float">
            <text:p>167890074915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9156" calcext:value-type="float">
            <text:p>167890074915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9218" calcext:value-type="float">
            <text:p>167890074921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9439" calcext:value-type="float">
            <text:p>1678900749439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9506" calcext:value-type="float">
            <text:p>167890074950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9506" calcext:value-type="float">
            <text:p>167890074950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9536" calcext:value-type="float">
            <text:p>167890074953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9754" calcext:value-type="float">
            <text:p>167890074975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9852" calcext:value-type="float">
            <text:p>167890074985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9856" calcext:value-type="float">
            <text:p>167890074985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49875" calcext:value-type="float">
            <text:p>167890074987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0080" calcext:value-type="float">
            <text:p>167890075008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0208" calcext:value-type="float">
            <text:p>167890075020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0205" calcext:value-type="float">
            <text:p>167890075020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0217" calcext:value-type="float">
            <text:p>167890075021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0478" calcext:value-type="float">
            <text:p>167890075047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0484" calcext:value-type="float">
            <text:p>16789007504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0486" calcext:value-type="float">
            <text:p>167890075048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0486" calcext:value-type="float">
            <text:p>167890075048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0737" calcext:value-type="float">
            <text:p>167890075073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0740" calcext:value-type="float">
            <text:p>167890075074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0755" calcext:value-type="float">
            <text:p>167890075075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0784" calcext:value-type="float">
            <text:p>167890075078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0986" calcext:value-type="float">
            <text:p>167890075098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0985" calcext:value-type="float">
            <text:p>167890075098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1017" calcext:value-type="float">
            <text:p>167890075101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1055" calcext:value-type="float">
            <text:p>167890075105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1227" calcext:value-type="float">
            <text:p>167890075122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1231" calcext:value-type="float">
            <text:p>167890075123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1270" calcext:value-type="float">
            <text:p>167890075127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1304" calcext:value-type="float">
            <text:p>167890075130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1519" calcext:value-type="float">
            <text:p>1678900751519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1530" calcext:value-type="float">
            <text:p>167890075153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1566" calcext:value-type="float">
            <text:p>167890075156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1551" calcext:value-type="float">
            <text:p>167890075155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1834" calcext:value-type="float">
            <text:p>167890075183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1856" calcext:value-type="float">
            <text:p>167890075185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1883" calcext:value-type="float">
            <text:p>1678900751883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1889" calcext:value-type="float">
            <text:p>167890075188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2131" calcext:value-type="float">
            <text:p>167890075213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2140" calcext:value-type="float">
            <text:p>167890075214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2168" calcext:value-type="float">
            <text:p>167890075216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2176" calcext:value-type="float">
            <text:p>16789007521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2372" calcext:value-type="float">
            <text:p>167890075237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2395" calcext:value-type="float">
            <text:p>167890075239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2424" calcext:value-type="float">
            <text:p>167890075242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2436" calcext:value-type="float">
            <text:p>167890075243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2614" calcext:value-type="float">
            <text:p>167890075261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2645" calcext:value-type="float">
            <text:p>16789007526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2678" calcext:value-type="float">
            <text:p>167890075267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2692" calcext:value-type="float">
            <text:p>167890075269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2858" calcext:value-type="float">
            <text:p>167890075285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2902" calcext:value-type="float">
            <text:p>167890075290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2946" calcext:value-type="float">
            <text:p>167890075294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2964" calcext:value-type="float">
            <text:p>167890075296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3099" calcext:value-type="float">
            <text:p>167890075309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3156" calcext:value-type="float">
            <text:p>167890075315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3217" calcext:value-type="float">
            <text:p>1678900753217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3220" calcext:value-type="float">
            <text:p>167890075322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3337" calcext:value-type="float">
            <text:p>167890075333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3404" calcext:value-type="float">
            <text:p>167890075340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3464" calcext:value-type="float">
            <text:p>167890075346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3464" calcext:value-type="float">
            <text:p>167890075346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3576" calcext:value-type="float">
            <text:p>167890075357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3648" calcext:value-type="float">
            <text:p>167890075364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3707" calcext:value-type="float">
            <text:p>167890075370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3718" calcext:value-type="float">
            <text:p>167890075371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3820" calcext:value-type="float">
            <text:p>167890075382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3893" calcext:value-type="float">
            <text:p>167890075389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3953" calcext:value-type="float">
            <text:p>167890075395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3971" calcext:value-type="float">
            <text:p>16789007539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4064" calcext:value-type="float">
            <text:p>167890075406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4133" calcext:value-type="float">
            <text:p>167890075413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4195" calcext:value-type="float">
            <text:p>167890075419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4219" calcext:value-type="float">
            <text:p>16789007542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4304" calcext:value-type="float">
            <text:p>167890075430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4373" calcext:value-type="float">
            <text:p>167890075437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4469" calcext:value-type="float">
            <text:p>167890075446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4481" calcext:value-type="float">
            <text:p>167890075448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4549" calcext:value-type="float">
            <text:p>167890075454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4613" calcext:value-type="float">
            <text:p>167890075461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4722" calcext:value-type="float">
            <text:p>167890075472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4737" calcext:value-type="float">
            <text:p>167890075473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4818" calcext:value-type="float">
            <text:p>167890075481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4861" calcext:value-type="float">
            <text:p>16789007548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4994" calcext:value-type="float">
            <text:p>167890075499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4988" calcext:value-type="float">
            <text:p>167890075498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5072" calcext:value-type="float">
            <text:p>167890075507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5120" calcext:value-type="float">
            <text:p>167890075512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5276" calcext:value-type="float">
            <text:p>167890075527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5274" calcext:value-type="float">
            <text:p>167890075527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5325" calcext:value-type="float">
            <text:p>167890075532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5374" calcext:value-type="float">
            <text:p>167890075537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5520" calcext:value-type="float">
            <text:p>167890075552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5521" calcext:value-type="float">
            <text:p>167890075552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5569" calcext:value-type="float">
            <text:p>167890075556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5624" calcext:value-type="float">
            <text:p>167890075562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5786" calcext:value-type="float">
            <text:p>167890075578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5788" calcext:value-type="float">
            <text:p>167890075578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5820" calcext:value-type="float">
            <text:p>167890075582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5880" calcext:value-type="float">
            <text:p>167890075588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6029" calcext:value-type="float">
            <text:p>167890075602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6041" calcext:value-type="float">
            <text:p>167890075604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6077" calcext:value-type="float">
            <text:p>167890075607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6153" calcext:value-type="float">
            <text:p>167890075615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6296" calcext:value-type="float">
            <text:p>167890075629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6318" calcext:value-type="float">
            <text:p>167890075631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6380" calcext:value-type="float">
            <text:p>167890075638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6439" calcext:value-type="float">
            <text:p>167890075643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6581" calcext:value-type="float">
            <text:p>167890075658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6635" calcext:value-type="float">
            <text:p>167890075663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6732" calcext:value-type="float">
            <text:p>16789007567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6738" calcext:value-type="float">
            <text:p>167890075673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6887" calcext:value-type="float">
            <text:p>167890075688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7006" calcext:value-type="float">
            <text:p>167890075700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7014" calcext:value-type="float">
            <text:p>167890075701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7014" calcext:value-type="float">
            <text:p>167890075701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7267" calcext:value-type="float">
            <text:p>167890075726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7319" calcext:value-type="float">
            <text:p>167890075731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7323" calcext:value-type="float">
            <text:p>167890075732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7325" calcext:value-type="float">
            <text:p>167890075732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7611" calcext:value-type="float">
            <text:p>167890075761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7649" calcext:value-type="float">
            <text:p>167890075764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7659" calcext:value-type="float">
            <text:p>167890075765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7651" calcext:value-type="float">
            <text:p>167890075765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7953" calcext:value-type="float">
            <text:p>167890075795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7965" calcext:value-type="float">
            <text:p>167890075796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7969" calcext:value-type="float">
            <text:p>167890075796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7975" calcext:value-type="float">
            <text:p>1678900757975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8277" calcext:value-type="float">
            <text:p>167890075827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8289" calcext:value-type="float">
            <text:p>1678900758289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8299" calcext:value-type="float">
            <text:p>1678900758299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8305" calcext:value-type="float">
            <text:p>167890075830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8615" calcext:value-type="float">
            <text:p>167890075861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8635" calcext:value-type="float">
            <text:p>1678900758635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8654" calcext:value-type="float">
            <text:p>167890075865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8650" calcext:value-type="float">
            <text:p>167890075865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8901" calcext:value-type="float">
            <text:p>167890075890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8930" calcext:value-type="float">
            <text:p>167890075893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8950" calcext:value-type="float">
            <text:p>167890075895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8951" calcext:value-type="float">
            <text:p>167890075895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9164" calcext:value-type="float">
            <text:p>167890075916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9212" calcext:value-type="float">
            <text:p>167890075921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9241" calcext:value-type="float">
            <text:p>167890075924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9237" calcext:value-type="float">
            <text:p>167890075923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9465" calcext:value-type="float">
            <text:p>167890075946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9531" calcext:value-type="float">
            <text:p>167890075953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9558" calcext:value-type="float">
            <text:p>167890075955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9561" calcext:value-type="float">
            <text:p>167890075956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9773" calcext:value-type="float">
            <text:p>167890075977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9864" calcext:value-type="float">
            <text:p>167890075986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9905" calcext:value-type="float">
            <text:p>167890075990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59902" calcext:value-type="float">
            <text:p>167890075990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0065" calcext:value-type="float">
            <text:p>167890076006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0172" calcext:value-type="float">
            <text:p>167890076017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0191" calcext:value-type="float">
            <text:p>167890076019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0205" calcext:value-type="float">
            <text:p>167890076020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0320" calcext:value-type="float">
            <text:p>167890076032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0487" calcext:value-type="float">
            <text:p>167890076048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0501" calcext:value-type="float">
            <text:p>167890076050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0520" calcext:value-type="float">
            <text:p>16789007605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0598" calcext:value-type="float">
            <text:p>167890076059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0829" calcext:value-type="float">
            <text:p>1678900760829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0841" calcext:value-type="float">
            <text:p>167890076084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0871" calcext:value-type="float">
            <text:p>167890076087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0907" calcext:value-type="float">
            <text:p>167890076090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1110" calcext:value-type="float">
            <text:p>167890076111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1130" calcext:value-type="float">
            <text:p>167890076113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1158" calcext:value-type="float">
            <text:p>167890076115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1182" calcext:value-type="float">
            <text:p>167890076118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1398" calcext:value-type="float">
            <text:p>167890076139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1427" calcext:value-type="float">
            <text:p>1678900761427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1467" calcext:value-type="float">
            <text:p>167890076146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1498" calcext:value-type="float">
            <text:p>167890076149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1722" calcext:value-type="float">
            <text:p>167890076172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1757" calcext:value-type="float">
            <text:p>167890076175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1793" calcext:value-type="float">
            <text:p>1678900761793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1816" calcext:value-type="float">
            <text:p>167890076181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2047" calcext:value-type="float">
            <text:p>167890076204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2109" calcext:value-type="float">
            <text:p>167890076210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2133" calcext:value-type="float">
            <text:p>167890076213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2142" calcext:value-type="float">
            <text:p>16789007621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2325" calcext:value-type="float">
            <text:p>167890076232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2375" calcext:value-type="float">
            <text:p>1678900762375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2391" calcext:value-type="float">
            <text:p>167890076239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2419" calcext:value-type="float">
            <text:p>1678900762419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2608" calcext:value-type="float">
            <text:p>167890076260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2644" calcext:value-type="float">
            <text:p>167890076264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2654" calcext:value-type="float">
            <text:p>167890076265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2674" calcext:value-type="float">
            <text:p>167890076267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2860" calcext:value-type="float">
            <text:p>167890076286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2899" calcext:value-type="float">
            <text:p>16789007628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2916" calcext:value-type="float">
            <text:p>167890076291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2936" calcext:value-type="float">
            <text:p>167890076293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3153" calcext:value-type="float">
            <text:p>167890076315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3226" calcext:value-type="float">
            <text:p>167890076322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3210" calcext:value-type="float">
            <text:p>16789007632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3246" calcext:value-type="float">
            <text:p>1678900763246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3495" calcext:value-type="float">
            <text:p>167890076349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3538" calcext:value-type="float">
            <text:p>167890076353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3540" calcext:value-type="float">
            <text:p>167890076354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3567" calcext:value-type="float">
            <text:p>167890076356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3828" calcext:value-type="float">
            <text:p>167890076382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3867" calcext:value-type="float">
            <text:p>167890076386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3885" calcext:value-type="float">
            <text:p>167890076388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3923" calcext:value-type="float">
            <text:p>167890076392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4120" calcext:value-type="float">
            <text:p>167890076412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4160" calcext:value-type="float">
            <text:p>167890076416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4178" calcext:value-type="float">
            <text:p>167890076417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4223" calcext:value-type="float">
            <text:p>167890076422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4401" calcext:value-type="float">
            <text:p>167890076440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4459" calcext:value-type="float">
            <text:p>1678900764459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4512" calcext:value-type="float">
            <text:p>167890076451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4531" calcext:value-type="float">
            <text:p>167890076453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4721" calcext:value-type="float">
            <text:p>167890076472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4816" calcext:value-type="float">
            <text:p>167890076481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4831" calcext:value-type="float">
            <text:p>16789007648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4823" calcext:value-type="float">
            <text:p>1678900764823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5041" calcext:value-type="float">
            <text:p>167890076504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5138" calcext:value-type="float">
            <text:p>167890076513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5145" calcext:value-type="float">
            <text:p>167890076514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5139" calcext:value-type="float">
            <text:p>167890076513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5320" calcext:value-type="float">
            <text:p>167890076532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5401" calcext:value-type="float">
            <text:p>167890076540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5415" calcext:value-type="float">
            <text:p>167890076541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5422" calcext:value-type="float">
            <text:p>167890076542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5601" calcext:value-type="float">
            <text:p>167890076560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5648" calcext:value-type="float">
            <text:p>167890076564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5662" calcext:value-type="float">
            <text:p>167890076566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5677" calcext:value-type="float">
            <text:p>167890076567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5864" calcext:value-type="float">
            <text:p>167890076586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5902" calcext:value-type="float">
            <text:p>167890076590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5918" calcext:value-type="float">
            <text:p>167890076591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5936" calcext:value-type="float">
            <text:p>167890076593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6154" calcext:value-type="float">
            <text:p>16789007661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6213" calcext:value-type="float">
            <text:p>1678900766213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6229" calcext:value-type="float">
            <text:p>167890076622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6248" calcext:value-type="float">
            <text:p>167890076624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6487" calcext:value-type="float">
            <text:p>16789007664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6533" calcext:value-type="float">
            <text:p>167890076653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6540" calcext:value-type="float">
            <text:p>167890076654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6565" calcext:value-type="float">
            <text:p>167890076656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6809" calcext:value-type="float">
            <text:p>167890076680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6881" calcext:value-type="float">
            <text:p>167890076688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6894" calcext:value-type="float">
            <text:p>167890076689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6897" calcext:value-type="float">
            <text:p>167890076689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7140" calcext:value-type="float">
            <text:p>167890076714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7195" calcext:value-type="float">
            <text:p>167890076719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7210" calcext:value-type="float">
            <text:p>167890076721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7219" calcext:value-type="float">
            <text:p>167890076721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7481" calcext:value-type="float">
            <text:p>167890076748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7522" calcext:value-type="float">
            <text:p>167890076752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7540" calcext:value-type="float">
            <text:p>167890076754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7547" calcext:value-type="float">
            <text:p>167890076754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7822" calcext:value-type="float">
            <text:p>167890076782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7852" calcext:value-type="float">
            <text:p>167890076785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7874" calcext:value-type="float">
            <text:p>167890076787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7864" calcext:value-type="float">
            <text:p>167890076786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8158" calcext:value-type="float">
            <text:p>167890076815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8184" calcext:value-type="float">
            <text:p>167890076818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8197" calcext:value-type="float">
            <text:p>1678900768197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8195" calcext:value-type="float">
            <text:p>167890076819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8505" calcext:value-type="float">
            <text:p>167890076850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8526" calcext:value-type="float">
            <text:p>167890076852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8541" calcext:value-type="float">
            <text:p>167890076854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8531" calcext:value-type="float">
            <text:p>167890076853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8865" calcext:value-type="float">
            <text:p>167890076886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8863" calcext:value-type="float">
            <text:p>167890076886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8886" calcext:value-type="float">
            <text:p>1678900768886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8892" calcext:value-type="float">
            <text:p>167890076889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9212" calcext:value-type="float">
            <text:p>167890076921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9211" calcext:value-type="float">
            <text:p>167890076921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9241" calcext:value-type="float">
            <text:p>167890076924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9241" calcext:value-type="float">
            <text:p>167890076924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9551" calcext:value-type="float">
            <text:p>167890076955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9552" calcext:value-type="float">
            <text:p>1678900769552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9587" calcext:value-type="float">
            <text:p>167890076958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9580" calcext:value-type="float">
            <text:p>167890076958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9900" calcext:value-type="float">
            <text:p>167890076990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9895" calcext:value-type="float">
            <text:p>167890076989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9920" calcext:value-type="float">
            <text:p>167890076992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69918" calcext:value-type="float">
            <text:p>167890076991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0268" calcext:value-type="float">
            <text:p>167890077026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0271" calcext:value-type="float">
            <text:p>167890077027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0280" calcext:value-type="float">
            <text:p>167890077028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0285" calcext:value-type="float">
            <text:p>167890077028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0606" calcext:value-type="float">
            <text:p>167890077060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0616" calcext:value-type="float">
            <text:p>167890077061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0627" calcext:value-type="float">
            <text:p>167890077062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0613" calcext:value-type="float">
            <text:p>167890077061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0971" calcext:value-type="float">
            <text:p>167890077097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0965" calcext:value-type="float">
            <text:p>1678900770965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0978" calcext:value-type="float">
            <text:p>167890077097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0997" calcext:value-type="float">
            <text:p>167890077099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1314" calcext:value-type="float">
            <text:p>167890077131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1316" calcext:value-type="float">
            <text:p>16789007713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1334" calcext:value-type="float">
            <text:p>1678900771334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1328" calcext:value-type="float">
            <text:p>167890077132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1695" calcext:value-type="float">
            <text:p>167890077169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1695" calcext:value-type="float">
            <text:p>167890077169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1704" calcext:value-type="float">
            <text:p>167890077170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1701" calcext:value-type="float">
            <text:p>167890077170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1999" calcext:value-type="float">
            <text:p>167890077199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2006" calcext:value-type="float">
            <text:p>167890077200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1998" calcext:value-type="float">
            <text:p>167890077199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2041" calcext:value-type="float">
            <text:p>167890077204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2325" calcext:value-type="float">
            <text:p>1678900772325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2337" calcext:value-type="float">
            <text:p>167890077233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2343" calcext:value-type="float">
            <text:p>1678900772343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2363" calcext:value-type="float">
            <text:p>1678900772363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2654" calcext:value-type="float">
            <text:p>167890077265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2667" calcext:value-type="float">
            <text:p>167890077266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2678" calcext:value-type="float">
            <text:p>167890077267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2685" calcext:value-type="float">
            <text:p>167890077268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2996" calcext:value-type="float">
            <text:p>167890077299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3029" calcext:value-type="float">
            <text:p>167890077302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3022" calcext:value-type="float">
            <text:p>1678900773022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3043" calcext:value-type="float">
            <text:p>1678900773043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3342" calcext:value-type="float">
            <text:p>167890077334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3366" calcext:value-type="float">
            <text:p>167890077336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3385" calcext:value-type="float">
            <text:p>167890077338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3390" calcext:value-type="float">
            <text:p>167890077339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3689" calcext:value-type="float">
            <text:p>167890077368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3682" calcext:value-type="float">
            <text:p>167890077368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3701" calcext:value-type="float">
            <text:p>16789007737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3721" calcext:value-type="float">
            <text:p>167890077372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4028" calcext:value-type="float">
            <text:p>167890077402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4043" calcext:value-type="float">
            <text:p>1678900774043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4029" calcext:value-type="float">
            <text:p>167890077402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4058" calcext:value-type="float">
            <text:p>167890077405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4370" calcext:value-type="float">
            <text:p>167890077437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4363" calcext:value-type="float">
            <text:p>1678900774363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4371" calcext:value-type="float">
            <text:p>16789007743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4370" calcext:value-type="float">
            <text:p>167890077437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4672" calcext:value-type="float">
            <text:p>167890077467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4691" calcext:value-type="float">
            <text:p>167890077469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4678" calcext:value-type="float">
            <text:p>167890077467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4685" calcext:value-type="float">
            <text:p>167890077468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5030" calcext:value-type="float">
            <text:p>167890077503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5028" calcext:value-type="float">
            <text:p>167890077502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5024" calcext:value-type="float">
            <text:p>167890077502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5039" calcext:value-type="float">
            <text:p>167890077503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5378" calcext:value-type="float">
            <text:p>167890077537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5378" calcext:value-type="float">
            <text:p>167890077537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5394" calcext:value-type="float">
            <text:p>1678900775394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5393" calcext:value-type="float">
            <text:p>167890077539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5729" calcext:value-type="float">
            <text:p>1678900775729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5745" calcext:value-type="float">
            <text:p>167890077574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5736" calcext:value-type="float">
            <text:p>167890077573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5745" calcext:value-type="float">
            <text:p>167890077574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6089" calcext:value-type="float">
            <text:p>167890077608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6085" calcext:value-type="float">
            <text:p>167890077608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6092" calcext:value-type="float">
            <text:p>167890077609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6096" calcext:value-type="float">
            <text:p>167890077609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6393" calcext:value-type="float">
            <text:p>167890077639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6396" calcext:value-type="float">
            <text:p>167890077639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6413" calcext:value-type="float">
            <text:p>167890077641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6414" calcext:value-type="float">
            <text:p>167890077641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6749" calcext:value-type="float">
            <text:p>167890077674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6745" calcext:value-type="float">
            <text:p>167890077674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6766" calcext:value-type="float">
            <text:p>167890077676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6762" calcext:value-type="float">
            <text:p>1678900776762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7088" calcext:value-type="float">
            <text:p>167890077708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7087" calcext:value-type="float">
            <text:p>167890077708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7109" calcext:value-type="float">
            <text:p>167890077710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7436" calcext:value-type="float">
            <text:p>167890077743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7445" calcext:value-type="float">
            <text:p>167890077744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7455" calcext:value-type="float">
            <text:p>167890077745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p@gc - WebDriver click ali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/ali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7728" calcext:value-type="float">
            <text:p>167890077772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900777762" calcext:value-type="float">
            <text:p>167890077776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p@gc - WebDriver click accou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ers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192.168.1.3:3000/app/accou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2:.B801])" office:value-type="float" office:value="270.07375" calcext:value-type="float">
            <text:p>270,07375</text:p>
          </table:table-cell>
          <table:table-cell table:number-columns-repeated="15"/>
        </table:table-row>
      </table:table>
      <table:table table:name="résumé" table:style-name="ta1">
        <table:shapes>
          <draw:frame draw:z-index="0" draw:style-name="gr1" draw:text-style-name="P1" svg:width="15.999cm" svg:height="8.999cm" svg:x="5.609cm" svg:y="1.349cm">
            <draw:object draw:notify-on-update-of-ranges="résumé.A1:résumé.A1 résumé.A2:résumé.A3 résumé.B1:résumé.B1 résumé.B2:résumé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7" table:default-cell-style-name="Default"/>
        <table:table-column table:style-name="co34" table:default-cell-style-name="Default"/>
        <table:table-row table:style-name="ro1">
          <table:table-cell/>
          <table:table-cell office:value-type="string" calcext:value-type="string">
            <text:p>délais moyen (ms)</text:p>
          </table:table-cell>
        </table:table-row>
        <table:table-row table:style-name="ro1">
          <table:table-cell office:value-type="string" calcext:value-type="string">
            <text:p>Pyramid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Sveltekit</text:p>
          </table:table-cell>
          <table:table-cell office:value-type="float" office:value="283" calcext:value-type="float">
            <text:p>2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6T10:42:40.565487810</dc:date>
    <dc:creator>Bruno Thomas</dc:creator>
    <meta:editing-duration>PT9M45S</meta:editing-duration>
    <meta:editing-cycles>1</meta:editing-cycles>
    <meta:document-statistic meta:table-count="3" meta:cell-count="2567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93cm" svg:y="0.316cm" chart:style-name="ch2">
          <text:p>Délais moyen de chargement par navigateur (4 clients)</text:p>
        </chart:title>
        <chart:legend chart:legend-position="end" svg:x="12.414cm" svg:y="4.201cm" style:legend-expansion="high" chart:style-name="ch3"/>
        <chart:plot-area chart:style-name="ch4" table:cell-range-address="résumé.A1:résumé.B3" chart:data-source-has-labels="both" svg:x="0.32cm" svg:y="1.275cm" svg:width="11.774cm" svg:height="7.545cm">
          <chart:coordinate-region svg:x="1.127cm" svg:y="1.475cm" svg:width="10.967cm" svg:height="6.698cm"/>
          <chart:axis chart:dimension="x" chart:name="primary-x" chart:style-name="ch5" chartooo:axis-type="auto">
            <chartooo:date-scale/>
            <chart:categories table:cell-range-address="résumé.A2:résumé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ésumé.B2:résumé.B3" chart:label-cell-address="résumé.B1:résumé.B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lais moyen (ms)</text:p>
                <draw:g>
                  <svg:desc>résumé.B1:résumé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ramid</text:p>
                <draw:g>
                  <svg:desc>résumé.A2:résumé.A3</svg:desc>
                </draw:g>
              </table:table-cell>
              <table:table-cell office:value-type="float" office:value="270">
                <text:p>270</text:p>
                <draw:g>
                  <svg:desc>résumé.B2:résumé.B3</svg:desc>
                </draw:g>
              </table:table-cell>
            </table:table-row>
            <table:table-row>
              <table:table-cell office:value-type="string">
                <text:p>Sveltekit</text:p>
              </table:table-cell>
              <table:table-cell office:value-type="float" office:value="283">
                <text:p>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